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transparent" fo:border="0.06pt solid 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79448" fo:border="0.06pt solid #000000"/>
    </style:style>
    <style:style style:name="ce4" style:family="table-cell" style:parent-style-name="Default">
      <style:table-cell-properties fo:background-color="#add58a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1"/>
    <style:style style:name="ce7" style:family="table-cell" style:parent-style-name="Default">
      <style:table-cell-properties fo:background-color="#8ccfb7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8ccfb7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2" style:family="table-cell" style:parent-style-name="Default" style:data-style-name="N11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MAXN" table:style-name="ta1">
        <table:table-column table:style-name="co1" table:default-cell-style-name="ce5"/>
        <table:table-column table:style-name="co2" table:number-columns-repeated="10" table:default-cell-style-name="ce5"/>
        <table:table-column table:style-name="co3" table:default-cell-style-name="ce5"/>
        <table:table-column table:style-name="co2" table:number-columns-repeated="1012" table:default-cell-style-name="ce5"/>
        <table:table-row table:style-name="ro1">
          <table:table-cell table:style-name="Default"/>
          <table:table-cell table:style-name="ce7" office:value-type="string" calcext:value-type="string" table:number-columns-spanned="7" table:number-rows-spanned="1">
            <text:p>Q4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Default" table:number-columns-repeated="5"/>
          <table:table-cell table:number-columns-repeated="3"/>
          <table:table-cell table:style-name="ce1" table:number-columns-repeated="2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ce1" table:number-columns-repeated="4"/>
          <table:table-cell table:number-columns-repeated="972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No_csr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Default" table:number-columns-repeated="5"/>
          <table:table-cell table:number-columns-repeated="3"/>
          <table:table-cell table:style-name="ce1" table:number-columns-repeated="2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Default" table:number-columns-repeated="3"/>
          <table:table-cell table:style-name="ce1" table:number-columns-repeated="2"/>
          <table:table-cell table:style-name="ce11" table:number-columns-spanned="6" table:number-rows-spanned="1"/>
          <table:covered-table-cell table:style-name="ce11"/>
          <table:covered-table-cell table:number-columns-repeated="4" table:style-name="ce1"/>
          <table:table-cell table:style-name="ce1"/>
          <table:table-cell table:style-name="ce11" table:number-columns-spanned="6" table:number-rows-spanned="1"/>
          <table:covered-table-cell table:style-name="ce11"/>
          <table:covered-table-cell table:number-columns-repeated="4" table:style-name="ce1"/>
          <table:table-cell table:style-name="ce1"/>
          <table:table-cell table:style-name="ce11" table:number-columns-spanned="6" table:number-rows-spanned="1"/>
          <table:covered-table-cell table:style-name="ce11"/>
          <table:covered-table-cell table:number-columns-repeated="4" table:style-name="ce1"/>
          <table:table-cell table:number-columns-repeated="972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style-name="ce1" table:number-columns-repeated="6"/>
          <table:table-cell table:style-name="ce2" table:number-columns-repeated="4"/>
          <table:table-cell table:style-name="ce11"/>
          <table:table-cell table:style-name="ce1"/>
          <table:table-cell table:style-name="ce11"/>
          <table:table-cell table:style-name="ce2" table:number-columns-repeated="5"/>
          <table:table-cell table:style-name="ce11"/>
          <table:table-cell table:style-name="Default" table:number-columns-repeated="3"/>
          <table:table-cell table:style-name="ce1" table:number-columns-repeated="22"/>
          <table:table-cell table:number-columns-repeated="972"/>
        </table:table-row>
        <table:table-row table:style-name="ro1">
          <table:table-cell table:style-name="Default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Default" table:number-columns-repeated="2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style-name="ce1" table:number-columns-repeated="14"/>
          <table:table-cell table:style-name="Default" table:number-columns-repeated="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7"/>
          <table:table-cell table:style-name="ce2"/>
          <table:table-cell table:style-name="ce1" table:number-columns-repeated="6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14.389056" calcext:value-type="float">
            <text:p>14.389056</text:p>
          </table:table-cell>
          <table:table-cell table:style-name="ce1" office:value-type="float" office:value="2.3351" calcext:value-type="float">
            <text:p>2.3351</text:p>
          </table:table-cell>
          <table:table-cell table:style-name="ce1" office:value-type="float" office:value="2.0745" calcext:value-type="float">
            <text:p>2.0745</text:p>
          </table:table-cell>
          <table:table-cell table:style-name="ce1" office:value-type="float" office:value="2.2252" calcext:value-type="float">
            <text:p>2.2252</text:p>
          </table:table-cell>
          <table:table-cell table:style-name="ce1" office:value-type="float" office:value="13.797" calcext:value-type="float">
            <text:p>13.797</text:p>
          </table:table-cell>
          <table:table-cell table:style-name="ce1" office:value-type="float" office:value="112.07" calcext:value-type="float">
            <text:p>112.07</text:p>
          </table:table-cell>
          <table:table-cell table:style-name="ce1" office:value-type="float" office:value="18.054" calcext:value-type="float">
            <text:p>18.054</text:p>
          </table:table-cell>
          <table:table-cell table:style-name="Default"/>
          <table:table-cell table:style-name="ce1" office:value-type="string" calcext:value-type="string">
            <text:p>FB_metrics</text:p>
          </table:table-cell>
          <table:table-cell table:style-name="ce6" office:value-type="percentage" office:value="0.5" calcext:value-type="percentage">
            <text:p>50.00%</text:p>
          </table:table-cell>
          <table:table-cell table:style-name="ce12" office:value-type="percentage" office:value="0.8858" calcext:value-type="percentage">
            <text:p>88.58%</text:p>
          </table:table-cell>
          <table:table-cell table:style-name="ce12" office:value-type="percentage" office:value="0.0624" calcext:value-type="percentage">
            <text:p>6.24%</text:p>
          </table:table-cell>
          <table:table-cell table:style-name="ce1" table:number-columns-repeated="14"/>
          <table:table-cell table:style-name="Default" table:number-columns-repeated="3"/>
          <table:table-cell table:style-name="ce1" table:number-columns-repeated="6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14.55056" calcext:value-type="float">
            <text:p>14.55056</text:p>
          </table:table-cell>
          <table:table-cell table:style-name="ce1" office:value-type="float" office:value="2.5966" calcext:value-type="float">
            <text:p>2.5966</text:p>
          </table:table-cell>
          <table:table-cell table:style-name="ce1" office:value-type="float" office:value="2.1739" calcext:value-type="float">
            <text:p>2.1739</text:p>
          </table:table-cell>
          <table:table-cell table:style-name="ce1" office:value-type="float" office:value="2.1919" calcext:value-type="float">
            <text:p>2.1919</text:p>
          </table:table-cell>
          <table:table-cell table:style-name="ce1" office:value-type="float" office:value="18.887" calcext:value-type="float">
            <text:p>18.887</text:p>
          </table:table-cell>
          <table:table-cell table:style-name="ce1" office:value-type="float" office:value="140.58" calcext:value-type="float">
            <text:p>140.58</text:p>
          </table:table-cell>
          <table:table-cell table:style-name="ce1" office:value-type="float" office:value="66.203" calcext:value-type="float">
            <text:p>66.203</text:p>
          </table:table-cell>
          <table:table-cell table:style-name="ce1"/>
          <table:table-cell table:style-name="ce1" office:value-type="string" calcext:value-type="string">
            <text:p>CN</text:p>
          </table:table-cell>
          <table:table-cell table:style-name="ce6" office:value-type="percentage" office:value="0.5" calcext:value-type="percentage">
            <text:p>50.00%</text:p>
          </table:table-cell>
          <table:table-cell table:style-name="ce12" office:value-type="percentage" office:value="0.8557" calcext:value-type="percentage">
            <text:p>85.57%</text:p>
          </table:table-cell>
          <table:table-cell table:style-name="ce6" office:value-type="percentage" office:value="0.0623" calcext:value-type="percentage">
            <text:p>6.23%</text:p>
          </table:table-cell>
          <table:table-cell table:style-name="ce2"/>
          <table:table-cell table:style-name="ce1" table:number-columns-repeated="13"/>
          <table:table-cell table:style-name="Default" table:number-columns-repeated="3"/>
          <table:table-cell table:style-name="ce2"/>
          <table:table-cell table:style-name="ce1" table:number-columns-repeated="5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15.44512" calcext:value-type="float">
            <text:p>15.44512</text:p>
          </table:table-cell>
          <table:table-cell table:style-name="ce1" office:value-type="float" office:value="2.5634" calcext:value-type="float">
            <text:p>2.5634</text:p>
          </table:table-cell>
          <table:table-cell table:style-name="ce1" office:value-type="float" office:value="2.2051" calcext:value-type="float">
            <text:p>2.2051</text:p>
          </table:table-cell>
          <table:table-cell table:style-name="ce1" office:value-type="float" office:value="2.2772" calcext:value-type="float">
            <text:p>2.2772</text:p>
          </table:table-cell>
          <table:table-cell table:style-name="ce1" office:value-type="float" office:value="16.614" calcext:value-type="float">
            <text:p>16.614</text:p>
          </table:table-cell>
          <table:table-cell table:style-name="ce1" office:value-type="float" office:value="139.95" calcext:value-type="float">
            <text:p>139.95</text:p>
          </table:table-cell>
          <table:table-cell table:style-name="ce1" office:value-type="float" office:value="77.216" calcext:value-type="float">
            <text:p>77.216</text:p>
          </table:table-cell>
          <table:table-cell table:style-name="ce1"/>
          <table:table-cell table:style-name="ce1" office:value-type="string" calcext:value-type="string">
            <text:p>VN</text:p>
          </table:table-cell>
          <table:table-cell table:style-name="ce6" office:value-type="percentage" office:value="0.5" calcext:value-type="percentage">
            <text:p>50.00%</text:p>
          </table:table-cell>
          <table:table-cell table:style-name="ce12" office:value-type="percentage" office:value="0.8617" calcext:value-type="percentage">
            <text:p>86.17%</text:p>
          </table:table-cell>
          <table:table-cell table:style-name="ce12" office:value-type="percentage" office:value="0.0935" calcext:value-type="percentage">
            <text:p>9.35%</text:p>
          </table:table-cell>
          <table:table-cell table:style-name="ce2"/>
          <table:table-cell table:style-name="ce1" table:number-columns-repeated="13"/>
          <table:table-cell table:style-name="Default" table:number-columns-repeated="3"/>
          <table:table-cell table:style-name="ce2"/>
          <table:table-cell table:style-name="ce1" table:number-columns-repeated="5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15.749312" calcext:value-type="float">
            <text:p>15.749312</text:p>
          </table:table-cell>
          <table:table-cell table:style-name="ce1" office:value-type="float" office:value="2.4523" calcext:value-type="float">
            <text:p>2.4523</text:p>
          </table:table-cell>
          <table:table-cell table:style-name="ce1" office:value-type="float" office:value="2.1445" calcext:value-type="float">
            <text:p>2.1445</text:p>
          </table:table-cell>
          <table:table-cell table:style-name="ce1" office:value-type="float" office:value="2.2415" calcext:value-type="float">
            <text:p>2.2415</text:p>
          </table:table-cell>
          <table:table-cell table:style-name="ce1" office:value-type="float" office:value="16.582" calcext:value-type="float">
            <text:p>16.582</text:p>
          </table:table-cell>
          <table:table-cell table:style-name="ce1" office:value-type="float" office:value="141.15" calcext:value-type="float">
            <text:p>141.15</text:p>
          </table:table-cell>
          <table:table-cell table:style-name="ce1" office:value-type="float" office:value="30.984" calcext:value-type="float">
            <text:p>30.984</text:p>
          </table:table-cell>
          <table:table-cell table:style-name="ce1" table:number-columns-repeated="4"/>
          <table:table-cell table:style-name="ce6"/>
          <table:table-cell table:style-name="ce2"/>
          <table:table-cell table:style-name="ce1" table:number-columns-repeated="13"/>
          <table:table-cell table:style-name="Default" table:number-columns-repeated="3"/>
          <table:table-cell table:style-name="ce2"/>
          <table:table-cell table:style-name="ce1" table:number-columns-repeated="5"/>
          <table:table-cell table:style-name="ce2" table:number-columns-repeated="2"/>
          <table:table-cell table:style-name="ce1" table:number-columns-repeated="5"/>
          <table:table-cell table:style-name="ce2" table:number-columns-repeated="3"/>
          <table:table-cell table:style-name="ce1" table:number-columns-repeated="4"/>
          <table:table-cell table:style-name="ce2" table:number-columns-repeated="2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16.214081" calcext:value-type="float">
            <text:p>16.214081</text:p>
          </table:table-cell>
          <table:table-cell table:style-name="ce1" office:value-type="float" office:value="2.4782" calcext:value-type="float">
            <text:p>2.4782</text:p>
          </table:table-cell>
          <table:table-cell table:style-name="ce1" office:value-type="float" office:value="2.2454" calcext:value-type="float">
            <text:p>2.2454</text:p>
          </table:table-cell>
          <table:table-cell table:style-name="ce1" office:value-type="float" office:value="2.2401" calcext:value-type="float">
            <text:p>2.2401</text:p>
          </table:table-cell>
          <table:table-cell table:style-name="ce1" office:value-type="float" office:value="16.133" calcext:value-type="float">
            <text:p>16.133</text:p>
          </table:table-cell>
          <table:table-cell table:style-name="ce1" office:value-type="float" office:value="111.66" calcext:value-type="float">
            <text:p>111.66</text:p>
          </table:table-cell>
          <table:table-cell table:style-name="ce1" office:value-type="float" office:value="25.45" calcext:value-type="float">
            <text:p>25.45</text:p>
          </table:table-cell>
          <table:table-cell table:style-name="ce1" table:number-columns-repeated="5"/>
          <table:table-cell table:style-name="ce2"/>
          <table:table-cell table:style-name="ce1" table:number-columns-repeated="13"/>
          <table:table-cell table:style-name="Default" table:number-columns-repeated="3"/>
          <table:table-cell table:style-name="ce1" table:number-columns-repeated="7"/>
          <table:table-cell table:style-name="ce2"/>
          <table:table-cell table:style-name="ce1" table:number-columns-repeated="7"/>
          <table:table-cell table:style-name="ce2"/>
          <table:table-cell table:style-name="ce1" table:number-columns-repeated="6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16.533665" calcext:value-type="float">
            <text:p>16.533665</text:p>
          </table:table-cell>
          <table:table-cell table:style-name="ce1" office:value-type="float" office:value="2.4957" calcext:value-type="float">
            <text:p>2.4957</text:p>
          </table:table-cell>
          <table:table-cell table:style-name="ce1" office:value-type="float" office:value="2.1202" calcext:value-type="float">
            <text:p>2.1202</text:p>
          </table:table-cell>
          <table:table-cell table:style-name="ce1" office:value-type="float" office:value="2.1738" calcext:value-type="float">
            <text:p>2.1738</text:p>
          </table:table-cell>
          <table:table-cell table:style-name="ce1" office:value-type="float" office:value="12.005" calcext:value-type="float">
            <text:p>12.005</text:p>
          </table:table-cell>
          <table:table-cell table:style-name="ce1" office:value-type="float" office:value="143.73" calcext:value-type="float">
            <text:p>143.73</text:p>
          </table:table-cell>
          <table:table-cell table:style-name="ce1" office:value-type="float" office:value="26.093" calcext:value-type="float">
            <text:p>26.093</text:p>
          </table:table-cell>
          <table:table-cell table:style-name="ce1" table:number-columns-repeated="22"/>
          <table:table-cell table:style-name="ce2"/>
          <table:table-cell table:style-name="ce1" table:number-columns-repeated="14"/>
          <table:table-cell table:style-name="ce2"/>
          <table:table-cell table:style-name="ce1" table:number-columns-repeated="6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16.365601" calcext:value-type="float">
            <text:p>16.365601</text:p>
          </table:table-cell>
          <table:table-cell table:style-name="ce2" office:value-type="float" office:value="2.4681" calcext:value-type="float">
            <text:p>2.4681</text:p>
          </table:table-cell>
          <table:table-cell table:style-name="ce2" office:value-type="float" office:value="2.1165" calcext:value-type="float">
            <text:p>2.1165</text:p>
          </table:table-cell>
          <table:table-cell table:style-name="ce1" office:value-type="float" office:value="2.2775" calcext:value-type="float">
            <text:p>2.2775</text:p>
          </table:table-cell>
          <table:table-cell table:style-name="ce1" office:value-type="float" office:value="14.406" calcext:value-type="float">
            <text:p>14.406</text:p>
          </table:table-cell>
          <table:table-cell table:style-name="ce1" office:value-type="float" office:value="98.828" calcext:value-type="float">
            <text:p>98.828</text:p>
          </table:table-cell>
          <table:table-cell table:style-name="ce1" office:value-type="float" office:value="18.182" calcext:value-type="float">
            <text:p>18.182</text:p>
          </table:table-cell>
          <table:table-cell table:style-name="Default" table:number-columns-repeated="4"/>
          <table:table-cell table:style-name="ce1"/>
          <table:table-cell table:style-name="ce2" table:number-columns-repeated="2"/>
          <table:table-cell table:style-name="ce1" table:number-columns-repeated="6"/>
          <table:table-cell table:style-name="ce2" table:number-columns-repeated="2"/>
          <table:table-cell table:style-name="ce1" table:number-columns-repeated="6"/>
          <table:table-cell table:style-name="ce2"/>
          <table:table-cell table:style-name="ce1" table:number-columns-repeated="6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17.17168" calcext:value-type="float">
            <text:p>17.17168</text:p>
          </table:table-cell>
          <table:table-cell table:style-name="ce1" office:value-type="float" office:value="2.4955" calcext:value-type="float">
            <text:p>2.4955</text:p>
          </table:table-cell>
          <table:table-cell table:style-name="ce1" office:value-type="float" office:value="2.2364" calcext:value-type="float">
            <text:p>2.2364</text:p>
          </table:table-cell>
          <table:table-cell table:style-name="ce1" office:value-type="float" office:value="2.2258" calcext:value-type="float">
            <text:p>2.2258</text:p>
          </table:table-cell>
          <table:table-cell table:style-name="ce1" office:value-type="float" office:value="12.357" calcext:value-type="float">
            <text:p>12.357</text:p>
          </table:table-cell>
          <table:table-cell table:style-name="ce1" office:value-type="float" office:value="124.31" calcext:value-type="float">
            <text:p>124.31</text:p>
          </table:table-cell>
          <table:table-cell table:style-name="ce1" office:value-type="float" office:value="67.964" calcext:value-type="float">
            <text:p>67.964</text:p>
          </table:table-cell>
          <table:table-cell table:style-name="Default" table:number-columns-repeated="4"/>
          <table:table-cell table:style-name="ce1" table:number-columns-repeated="17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16.030111" calcext:value-type="float">
            <text:p>16.030111</text:p>
          </table:table-cell>
          <table:table-cell table:style-name="ce2" office:value-type="float" office:value="2.4572" calcext:value-type="float">
            <text:p>2.4572</text:p>
          </table:table-cell>
          <table:table-cell table:style-name="ce2" office:value-type="float" office:value="2.1442" calcext:value-type="float">
            <text:p>2.1442</text:p>
          </table:table-cell>
          <table:table-cell table:style-name="ce2" office:value-type="float" office:value="2.1878" calcext:value-type="float">
            <text:p>2.1878</text:p>
          </table:table-cell>
          <table:table-cell table:style-name="ce2" office:value-type="float" office:value="16.199" calcext:value-type="float">
            <text:p>16.199</text:p>
          </table:table-cell>
          <table:table-cell table:style-name="ce2" office:value-type="float" office:value="108.42" calcext:value-type="float">
            <text:p>108.42</text:p>
          </table:table-cell>
          <table:table-cell table:style-name="ce1" office:value-type="float" office:value="20.007" calcext:value-type="float">
            <text:p>20.007</text:p>
          </table:table-cell>
          <table:table-cell table:style-name="ce1" table:number-columns-repeated="5"/>
          <table:table-cell table:style-name="ce2" table:number-columns-repeated="5"/>
          <table:table-cell table:style-name="ce1" table:number-columns-repeated="3"/>
          <table:table-cell table:style-name="ce2" table:number-columns-repeated="5"/>
          <table:table-cell table:style-name="ce1" table:number-columns-repeated="4"/>
          <table:table-cell table:style-name="ce2"/>
          <table:table-cell table:style-name="ce1" table:number-columns-repeated="6"/>
          <table:table-cell table:style-name="ce2"/>
          <table:table-cell table:style-name="ce1" table:number-columns-repeated="7"/>
          <table:table-cell table:style-name="ce2"/>
          <table:table-cell table:style-name="ce1" table:number-columns-repeated="3"/>
          <table:table-cell table:style-name="ce2"/>
          <table:table-cell table:style-name="ce1" table:number-columns-repeated="2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15.7704" calcext:value-type="float">
            <text:p>15.7704</text:p>
          </table:table-cell>
          <table:table-cell table:style-name="ce2" office:value-type="float" office:value="2.4851" calcext:value-type="float">
            <text:p>2.4851</text:p>
          </table:table-cell>
          <table:table-cell table:style-name="ce2" office:value-type="float" office:value="2.1705" calcext:value-type="float">
            <text:p>2.1705</text:p>
          </table:table-cell>
          <table:table-cell table:style-name="ce2" office:value-type="float" office:value="2.1582" calcext:value-type="float">
            <text:p>2.1582</text:p>
          </table:table-cell>
          <table:table-cell table:style-name="ce2" office:value-type="float" office:value="16.52" calcext:value-type="float">
            <text:p>16.52</text:p>
          </table:table-cell>
          <table:table-cell table:style-name="ce2" office:value-type="float" office:value="94.594" calcext:value-type="float">
            <text:p>94.594</text:p>
          </table:table-cell>
          <table:table-cell table:style-name="ce1" office:value-type="float" office:value="18.408" calcext:value-type="float">
            <text:p>18.408</text:p>
          </table:table-cell>
          <table:table-cell table:style-name="Default" table:number-columns-repeated="4"/>
          <table:table-cell table:style-name="ce1"/>
          <table:table-cell table:style-name="ce2" table:number-columns-repeated="5"/>
          <table:table-cell table:style-name="ce1" table:number-columns-repeated="3"/>
          <table:table-cell table:style-name="ce2" table:number-columns-repeated="5"/>
          <table:table-cell table:style-name="ce1" table:number-columns-repeated="3"/>
          <table:table-cell table:style-name="ce2"/>
          <table:table-cell table:style-name="ce1" table:number-columns-repeated="6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16.045919" calcext:value-type="float">
            <text:p>16.045919</text:p>
          </table:table-cell>
          <table:table-cell table:style-name="ce2" office:value-type="float" office:value="2.4946" calcext:value-type="float">
            <text:p>2.4946</text:p>
          </table:table-cell>
          <table:table-cell table:style-name="ce2" office:value-type="float" office:value="2.1581" calcext:value-type="float">
            <text:p>2.1581</text:p>
          </table:table-cell>
          <table:table-cell table:style-name="ce2" office:value-type="float" office:value="2.312" calcext:value-type="float">
            <text:p>2.312</text:p>
          </table:table-cell>
          <table:table-cell table:style-name="ce2" office:value-type="float" office:value="16.134" calcext:value-type="float">
            <text:p>16.134</text:p>
          </table:table-cell>
          <table:table-cell table:style-name="ce2" office:value-type="float" office:value="121.88" calcext:value-type="float">
            <text:p>121.88</text:p>
          </table:table-cell>
          <table:table-cell table:style-name="ce2" office:value-type="float" office:value="65.913" calcext:value-type="float">
            <text:p>65.913</text:p>
          </table:table-cell>
          <table:table-cell table:style-name="ce2" table:number-columns-repeated="4"/>
          <table:table-cell table:style-name="ce1"/>
          <table:table-cell table:style-name="ce2" table:number-columns-repeated="6"/>
          <table:table-cell table:style-name="ce1" table:number-columns-repeated="2"/>
          <table:table-cell table:style-name="ce2" table:number-columns-repeated="6"/>
          <table:table-cell table:style-name="ce1" table:number-columns-repeated="2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15.34896" calcext:value-type="float">
            <text:p>15.34896</text:p>
          </table:table-cell>
          <table:table-cell table:style-name="ce2" office:value-type="float" office:value="2.4736" calcext:value-type="float">
            <text:p>2.4736</text:p>
          </table:table-cell>
          <table:table-cell table:style-name="ce2" office:value-type="float" office:value="2.075" calcext:value-type="float">
            <text:p>2.075</text:p>
          </table:table-cell>
          <table:table-cell table:style-name="ce2" office:value-type="float" office:value="2.2346" calcext:value-type="float">
            <text:p>2.2346</text:p>
          </table:table-cell>
          <table:table-cell table:style-name="ce2" office:value-type="float" office:value="16.037" calcext:value-type="float">
            <text:p>16.037</text:p>
          </table:table-cell>
          <table:table-cell table:style-name="ce2" office:value-type="float" office:value="95.785" calcext:value-type="float">
            <text:p>95.785</text:p>
          </table:table-cell>
          <table:table-cell table:style-name="ce2" office:value-type="float" office:value="21" calcext:value-type="float">
            <text:p>21</text:p>
          </table:table-cell>
          <table:table-cell table:style-name="Default" table:number-columns-repeated="4"/>
          <table:table-cell table:style-name="ce2" table:number-columns-repeated="7"/>
          <table:table-cell table:style-name="ce1"/>
          <table:table-cell table:style-name="ce2" table:number-columns-repeated="7"/>
          <table:table-cell table:style-name="ce1" table:number-columns-repeated="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7"/>
          <table:table-cell table:style-name="ce2"/>
          <table:table-cell table:style-name="ce1" table:number-columns-repeated="6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16.298401" calcext:value-type="float">
            <text:p>16.298401</text:p>
          </table:table-cell>
          <table:table-cell table:style-name="ce2" office:value-type="float" office:value="2.4625" calcext:value-type="float">
            <text:p>2.4625</text:p>
          </table:table-cell>
          <table:table-cell table:style-name="ce2" office:value-type="float" office:value="2.2213" calcext:value-type="float">
            <text:p>2.2213</text:p>
          </table:table-cell>
          <table:table-cell table:style-name="ce2" office:value-type="float" office:value="2.2793" calcext:value-type="float">
            <text:p>2.2793</text:p>
          </table:table-cell>
          <table:table-cell table:style-name="ce2" office:value-type="float" office:value="7.939" calcext:value-type="float">
            <text:p>7.939</text:p>
          </table:table-cell>
          <table:table-cell table:style-name="ce2" office:value-type="float" office:value="88.997" calcext:value-type="float">
            <text:p>88.997</text:p>
          </table:table-cell>
          <table:table-cell table:style-name="ce2" office:value-type="float" office:value="24.647" calcext:value-type="float">
            <text:p>24.647</text:p>
          </table:table-cell>
          <table:table-cell table:style-name="Default" table:number-columns-repeated="4"/>
          <table:table-cell table:style-name="ce2" table:number-columns-repeated="7"/>
          <table:table-cell table:style-name="ce1"/>
          <table:table-cell table:style-name="ce2" table:number-columns-repeated="7"/>
          <table:table-cell table:style-name="ce1" table:number-columns-repeated="2"/>
          <table:table-cell table:style-name="ce2"/>
          <table:table-cell table:style-name="ce1" table:number-columns-repeated="6"/>
          <table:table-cell table:style-name="ce2" table:number-columns-repeated="2"/>
          <table:table-cell table:style-name="ce1" table:number-columns-repeated="4"/>
          <table:table-cell table:style-name="ce2" table:number-columns-repeated="2"/>
          <table:table-cell table:style-name="ce1"/>
          <table:table-cell table:style-name="ce2"/>
          <table:table-cell table:style-name="ce1" table:number-columns-repeated="3"/>
          <table:table-cell table:style-name="ce2" table:number-columns-repeated="2"/>
          <table:table-cell table:style-name="ce1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15.439808" calcext:value-type="float">
            <text:p>15.439808</text:p>
          </table:table-cell>
          <table:table-cell table:style-name="ce2" office:value-type="float" office:value="2.481" calcext:value-type="float">
            <text:p>2.481</text:p>
          </table:table-cell>
          <table:table-cell table:style-name="ce2" office:value-type="float" office:value="2.184" calcext:value-type="float">
            <text:p>2.184</text:p>
          </table:table-cell>
          <table:table-cell table:style-name="ce2" office:value-type="float" office:value="2.1916" calcext:value-type="float">
            <text:p>2.1916</text:p>
          </table:table-cell>
          <table:table-cell table:style-name="ce2" office:value-type="float" office:value="14.533" calcext:value-type="float">
            <text:p>14.533</text:p>
          </table:table-cell>
          <table:table-cell table:style-name="ce2" office:value-type="float" office:value="113.8" calcext:value-type="float">
            <text:p>113.8</text:p>
          </table:table-cell>
          <table:table-cell table:style-name="ce2" office:value-type="float" office:value="17.67" calcext:value-type="float">
            <text:p>17.67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style-name="ce1" table:number-columns-repeated="2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 table:number-columns-repeated="2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17.12944" calcext:value-type="float">
            <text:p>17.12944</text:p>
          </table:table-cell>
          <table:table-cell table:style-name="ce2" office:value-type="float" office:value="2.4661" calcext:value-type="float">
            <text:p>2.4661</text:p>
          </table:table-cell>
          <table:table-cell table:style-name="ce2" office:value-type="float" office:value="2.1829" calcext:value-type="float">
            <text:p>2.1829</text:p>
          </table:table-cell>
          <table:table-cell table:style-name="ce2" office:value-type="float" office:value="2.189" calcext:value-type="float">
            <text:p>2.189</text:p>
          </table:table-cell>
          <table:table-cell table:style-name="ce2" office:value-type="float" office:value="16.101" calcext:value-type="float">
            <text:p>16.101</text:p>
          </table:table-cell>
          <table:table-cell table:style-name="ce2" office:value-type="float" office:value="120.2" calcext:value-type="float">
            <text:p>120.2</text:p>
          </table:table-cell>
          <table:table-cell table:style-name="ce2" office:value-type="float" office:value="18.471" calcext:value-type="float">
            <text:p>18.471</text:p>
          </table:table-cell>
          <table:table-cell table:style-name="Default" table:number-columns-repeated="4"/>
          <table:table-cell table:style-name="ce2" table:number-columns-repeated="7"/>
          <table:table-cell table:style-name="ce1" table:number-columns-repeated="2"/>
          <table:table-cell table:style-name="ce2" table:number-columns-repeated="6"/>
          <table:table-cell table:style-name="ce1" table:number-columns-repeated="2"/>
          <table:table-cell table:style-name="ce2" table:number-columns-repeated="2"/>
          <table:table-cell table:style-name="ce1" table:number-columns-repeated="5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18.504864" calcext:value-type="float">
            <text:p>18.504864</text:p>
          </table:table-cell>
          <table:table-cell table:style-name="ce1" office:value-type="float" office:value="2.4257" calcext:value-type="float">
            <text:p>2.4257</text:p>
          </table:table-cell>
          <table:table-cell table:style-name="ce1" office:value-type="float" office:value="2.1655" calcext:value-type="float">
            <text:p>2.1655</text:p>
          </table:table-cell>
          <table:table-cell table:style-name="ce1" office:value-type="float" office:value="2.2434" calcext:value-type="float">
            <text:p>2.2434</text:p>
          </table:table-cell>
          <table:table-cell table:style-name="ce1" office:value-type="float" office:value="12.388" calcext:value-type="float">
            <text:p>12.388</text:p>
          </table:table-cell>
          <table:table-cell table:style-name="ce1" office:value-type="float" office:value="122.8" calcext:value-type="float">
            <text:p>122.8</text:p>
          </table:table-cell>
          <table:table-cell table:style-name="ce2" office:value-type="float" office:value="17.542" calcext:value-type="float">
            <text:p>17.542</text:p>
          </table:table-cell>
          <table:table-cell table:style-name="Default" table:number-columns-repeated="4"/>
          <table:table-cell table:style-name="ce2"/>
          <table:table-cell table:style-name="ce1" table:number-columns-repeated="5"/>
          <table:table-cell table:style-name="ce2"/>
          <table:table-cell table:style-name="ce1" table:number-columns-repeated="7"/>
          <table:table-cell table:style-name="ce2"/>
          <table:table-cell table:style-name="ce1" table:number-columns-repeated="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14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16.603872" calcext:value-type="float">
            <text:p>16.603872</text:p>
          </table:table-cell>
          <table:table-cell table:style-name="ce1" office:value-type="float" office:value="2.4416" calcext:value-type="float">
            <text:p>2.4416</text:p>
          </table:table-cell>
          <table:table-cell table:style-name="ce1" office:value-type="float" office:value="2.1745" calcext:value-type="float">
            <text:p>2.1745</text:p>
          </table:table-cell>
          <table:table-cell table:style-name="ce1" office:value-type="float" office:value="2.2564" calcext:value-type="float">
            <text:p>2.2564</text:p>
          </table:table-cell>
          <table:table-cell table:style-name="ce1" office:value-type="float" office:value="7.17" calcext:value-type="float">
            <text:p>7.17</text:p>
          </table:table-cell>
          <table:table-cell table:style-name="ce1" office:value-type="float" office:value="99.078" calcext:value-type="float">
            <text:p>99.078</text:p>
          </table:table-cell>
          <table:table-cell table:style-name="ce2" office:value-type="float" office:value="23.812" calcext:value-type="float">
            <text:p>23.812</text:p>
          </table:table-cell>
          <table:table-cell table:style-name="Default" table:number-columns-repeated="4"/>
          <table:table-cell table:style-name="ce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5"/>
          <table:table-cell table:style-name="ce2"/>
          <table:table-cell table:style-name="ce1" table:number-columns-repeated="5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style-name="ce2"/>
          <table:table-cell table:style-name="ce1" table:number-columns-repeated="6"/>
          <table:table-cell table:style-name="ce2"/>
          <table:table-cell table:style-name="ce1" table:number-columns-repeated="5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15.7152" calcext:value-type="float">
            <text:p>15.7152</text:p>
          </table:table-cell>
          <table:table-cell table:style-name="ce1" office:value-type="float" office:value="2.5438" calcext:value-type="float">
            <text:p>2.5438</text:p>
          </table:table-cell>
          <table:table-cell table:style-name="ce1" office:value-type="float" office:value="2.1685" calcext:value-type="float">
            <text:p>2.1685</text:p>
          </table:table-cell>
          <table:table-cell table:style-name="ce1" office:value-type="float" office:value="2.3054" calcext:value-type="float">
            <text:p>2.3054</text:p>
          </table:table-cell>
          <table:table-cell table:style-name="ce1" office:value-type="float" office:value="19.401" calcext:value-type="float">
            <text:p>19.401</text:p>
          </table:table-cell>
          <table:table-cell table:style-name="ce1" office:value-type="float" office:value="138.26" calcext:value-type="float">
            <text:p>138.26</text:p>
          </table:table-cell>
          <table:table-cell table:style-name="ce1" office:value-type="float" office:value="66.747" calcext:value-type="float">
            <text:p>66.747</text:p>
          </table:table-cell>
          <table:table-cell table:style-name="Default" table:number-columns-repeated="4"/>
          <table:table-cell table:style-name="ce1" table:number-columns-repeated="17"/>
          <table:table-cell table:style-name="ce2"/>
          <table:table-cell table:style-name="ce1" table:number-columns-repeated="6"/>
          <table:table-cell table:style-name="ce2"/>
          <table:table-cell table:style-name="ce1" table:number-columns-repeated="6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16.826559" calcext:value-type="float">
            <text:p>16.826559</text:p>
          </table:table-cell>
          <table:table-cell table:style-name="ce1" office:value-type="float" office:value="2.4433" calcext:value-type="float">
            <text:p>2.4433</text:p>
          </table:table-cell>
          <table:table-cell table:style-name="ce1" office:value-type="float" office:value="2.1257" calcext:value-type="float">
            <text:p>2.1257</text:p>
          </table:table-cell>
          <table:table-cell table:style-name="ce1" office:value-type="float" office:value="2.3333" calcext:value-type="float">
            <text:p>2.3333</text:p>
          </table:table-cell>
          <table:table-cell table:style-name="ce1" office:value-type="float" office:value="12.614" calcext:value-type="float">
            <text:p>12.614</text:p>
          </table:table-cell>
          <table:table-cell table:style-name="ce1" office:value-type="float" office:value="96.98" calcext:value-type="float">
            <text:p>96.98</text:p>
          </table:table-cell>
          <table:table-cell office:value-type="float" office:value="65.947" calcext:value-type="float">
            <text:p>65.947</text:p>
          </table:table-cell>
          <table:table-cell table:style-name="Default" table:number-columns-repeated="4"/>
          <table:table-cell table:style-name="ce2"/>
          <table:table-cell table:style-name="ce1" table:number-columns-repeated="6"/>
          <table:table-cell table:style-name="ce2"/>
          <table:table-cell table:style-name="ce1" table:number-columns-repeated="1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16.097759" calcext:value-type="float">
            <text:p>16.097759</text:p>
          </table:table-cell>
          <table:table-cell table:style-name="ce1" office:value-type="float" office:value="2.4718" calcext:value-type="float">
            <text:p>2.4718</text:p>
          </table:table-cell>
          <table:table-cell table:style-name="ce1" office:value-type="float" office:value="2.1492" calcext:value-type="float">
            <text:p>2.1492</text:p>
          </table:table-cell>
          <table:table-cell table:style-name="ce1" office:value-type="float" office:value="2.2453" calcext:value-type="float">
            <text:p>2.2453</text:p>
          </table:table-cell>
          <table:table-cell table:style-name="ce1" office:value-type="float" office:value="16.485" calcext:value-type="float">
            <text:p>16.485</text:p>
          </table:table-cell>
          <table:table-cell table:style-name="ce1" office:value-type="float" office:value="120.55" calcext:value-type="float">
            <text:p>120.55</text:p>
          </table:table-cell>
          <table:table-cell office:value-type="float" office:value="67.155" calcext:value-type="float">
            <text:p>67.155</text:p>
          </table:table-cell>
          <table:table-cell table:style-name="Default" table:number-columns-repeated="4"/>
          <table:table-cell table:style-name="ce2"/>
          <table:table-cell table:style-name="ce1" table:number-columns-repeated="6"/>
          <table:table-cell table:style-name="ce2"/>
          <table:table-cell table:style-name="ce1" table:number-columns-repeated="8"/>
          <table:table-cell table:style-name="ce2" table:number-columns-repeated="3"/>
          <table:table-cell table:style-name="ce1"/>
          <table:table-cell table:style-name="ce2" table:number-columns-repeated="2"/>
          <table:table-cell table:style-name="ce1"/>
          <table:table-cell table:style-name="ce2" table:number-columns-repeated="2"/>
          <table:table-cell table:style-name="ce1" table:number-columns-repeated="2"/>
          <table:table-cell table:style-name="ce2" table:number-columns-repeated="2"/>
          <table:table-cell table:style-name="ce1"/>
          <table:table-cell table:style-name="ce2" table:number-columns-repeated="6"/>
          <table:table-cell table:style-name="ce1"/>
          <table:table-cell table:style-name="ce2" table:number-columns-repeated="3"/>
          <table:table-cell table:number-columns-repeated="972"/>
        </table:table-row>
        <table:table-row table:style-name="ro1">
          <table:table-cell table:style-name="Default" table:number-columns-repeated="8"/>
          <table:table-cell table:style-name="ce1" table:number-columns-repeated="4"/>
          <table:table-cell table:style-name="ce2" table:number-columns-repeated="7"/>
          <table:table-cell table:style-name="ce1"/>
          <table:table-cell table:style-name="ce2" table:number-columns-repeated="7"/>
          <table:table-cell table:style-name="ce1" table:number-columns-repeated="25"/>
          <table:table-cell table:number-columns-repeated="972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5:.B24])" office:value-type="float" office:value="16.1115184" calcext:value-type="float">
            <text:p>16.1115184</text:p>
          </table:table-cell>
          <table:table-cell table:style-name="ce3" table:formula="of:=AVERAGE([.C5:.C24])" office:value-type="float" office:value="2.47656" calcext:value-type="float">
            <text:p>2.47656</text:p>
          </table:table-cell>
          <table:table-cell table:style-name="ce3" table:formula="of:=AVERAGE([.D5:.D24])" office:value-type="float" office:value="2.161795" calcext:value-type="float">
            <text:p>2.161795</text:p>
          </table:table-cell>
          <table:table-cell table:style-name="ce3" table:formula="of:=AVERAGE([.E5:.E24])" office:value-type="float" office:value="2.239465" calcext:value-type="float">
            <text:p>2.239465</text:p>
          </table:table-cell>
          <table:table-cell table:style-name="ce3" table:formula="of:=AVERAGE([.F5:.F24])/1000" office:value-type="float" office:value="0.0146151" calcext:value-type="float">
            <text:p>0.0146151</text:p>
          </table:table-cell>
          <table:table-cell table:style-name="ce3" table:formula="of:=AVERAGE([.G5:.G24])/1000" office:value-type="float" office:value="0.1166811" calcext:value-type="float">
            <text:p>0.1166811</text:p>
          </table:table-cell>
          <table:table-cell table:style-name="ce3" table:formula="of:=AVERAGE([.H5:.H24])/1000000" office:value-type="float" office:value="0.00003787325" calcext:value-type="float">
            <text:p>3.787325E-05</text:p>
          </table:table-cell>
          <table:table-cell table:style-name="Default" table:number-columns-repeated="4"/>
          <table:table-cell table:style-name="ce1" table:number-columns-repeated="40"/>
          <table:table-cell table:number-columns-repeated="972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5:.B24])" office:value-type="float" office:value="0.924124146686295" calcext:value-type="float">
            <text:p>0.9241241467</text:p>
          </table:table-cell>
          <table:table-cell table:style-name="ce3" table:formula="of:=STDEV([.C5:.C24])" office:value-type="float" office:value="0.0532706041185746" calcext:value-type="float">
            <text:p>0.0532706041</text:p>
          </table:table-cell>
          <table:table-cell table:style-name="ce3" table:formula="of:=STDEV([.D5:.D24])" office:value-type="float" office:value="0.0460961064116677" calcext:value-type="float">
            <text:p>0.0460961064</text:p>
          </table:table-cell>
          <table:table-cell table:style-name="ce3" table:formula="of:=STDEV([.E5:.E24])" office:value-type="float" office:value="0.0482925871504541" calcext:value-type="float">
            <text:p>0.0482925872</text:p>
          </table:table-cell>
          <table:table-cell table:style-name="ce3" table:formula="of:=STDEV([.F5:.F24])/1000" office:value-type="float" office:value="0.00315468356741628" calcext:value-type="float">
            <text:p>0.0031546836</text:p>
          </table:table-cell>
          <table:table-cell table:style-name="ce3" table:formula="of:=STDEV([.G5:.G24])/1000" office:value-type="float" office:value="0.0176057571232881" calcext:value-type="float">
            <text:p>0.0176057571</text:p>
          </table:table-cell>
          <table:table-cell table:style-name="ce3" table:formula="of:=STDEV([.H5:.H24])/1000000" office:value-type="float" office:value="0.0000231652128913729" calcext:value-type="float">
            <text:p>2.31652128913729E-05</text:p>
          </table:table-cell>
          <table:table-cell table:style-name="ce1" table:number-columns-repeated="44"/>
          <table:table-cell table:number-columns-repeated="972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27]/[.B26])*100" office:value-type="float" office:value="5.73579797845929" calcext:value-type="float">
            <text:p>5.7357979785</text:p>
          </table:table-cell>
          <table:table-cell table:style-name="ce3" table:formula="of:=([.C27]/[.C26])*100" office:value-type="float" office:value="2.1509918644642" calcext:value-type="float">
            <text:p>2.1509918645</text:p>
          </table:table-cell>
          <table:table-cell table:style-name="ce3" table:formula="of:=([.D27]/[.D26])*100" office:value-type="float" office:value="2.13230701392443" calcext:value-type="float">
            <text:p>2.1323070139</text:p>
          </table:table-cell>
          <table:table-cell table:style-name="ce3" table:formula="of:=([.E27]/[.E26])*100" office:value-type="float" office:value="2.15643411039932" calcext:value-type="float">
            <text:p>2.1564341104</text:p>
          </table:table-cell>
          <table:table-cell table:style-name="ce3" table:formula="of:=([.F27]/[.F26])*100" office:value-type="float" office:value="21.5850973815867" calcext:value-type="float">
            <text:p>21.5850973816</text:p>
          </table:table-cell>
          <table:table-cell table:style-name="ce3" table:formula="of:=([.G27]/[.G26])*100" office:value-type="float" office:value="15.0887822648982" calcext:value-type="float">
            <text:p>15.0887822649</text:p>
          </table:table-cell>
          <table:table-cell table:style-name="ce3" table:formula="of:=([.H27]/[.H26])*100" office:value-type="float" office:value="61.1651043714837" calcext:value-type="float">
            <text:p>61.1651043715</text:p>
          </table:table-cell>
          <table:table-cell table:style-name="ce1" table:number-columns-repeated="44"/>
          <table:table-cell table:number-columns-repeated="972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2*384)/([.B26]*10^(-3)))/1000" office:value-type="float" office:value="47.6677604762566" calcext:value-type="float">
            <text:p>47.6677604763</text:p>
          </table:table-cell>
          <table:table-cell table:style-name="ce4" table:formula="of:=((2*384)/([.C26]*10^(-3)))/1000" office:value-type="float" office:value="310.107568562845" calcext:value-type="float">
            <text:p>310.1075685628</text:p>
          </table:table-cell>
          <table:table-cell table:style-name="ce4" table:formula="of:=((2*384)/([.D26]*10^(-3)))/1000" office:value-type="float" office:value="355.260327644388" calcext:value-type="float">
            <text:p>355.2603276444</text:p>
          </table:table-cell>
          <table:table-cell table:style-name="ce4" table:formula="of:=((2*384)/([.E26]*10^(-3)))/1000" office:value-type="float" office:value="342.93905017493" calcext:value-type="float">
            <text:p>342.9390501749</text:p>
          </table:table-cell>
          <table:table-cell table:style-name="ce4" table:formula="of:=((2*384)/([.F26]*10^(-3)))/1000" office:value-type="float" office:value="52548.391731839" calcext:value-type="float">
            <text:p>52548.391731839</text:p>
          </table:table-cell>
          <table:table-cell table:style-name="ce4" table:formula="of:=((2*384)/([.G26]*10^(-3)))/1000" office:value-type="float" office:value="6582.0428501274" calcext:value-type="float">
            <text:p>6582.0428501274</text:p>
          </table:table-cell>
          <table:table-cell table:style-name="ce4" table:formula="of:=(12/([.H26]*10^(-3)))/1000" office:value-type="float" office:value="316846.322932413" calcext:value-type="float">
            <text:p>316846.322932413</text:p>
          </table:table-cell>
          <table:table-cell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Default"/>
          <table:table-cell table:style-name="ce1"/>
          <table:table-cell table:style-name="Default" table:number-columns-repeated="5"/>
          <table:table-cell table:style-name="ce1" table:formula="of:=[.C26]+[.D26]+[.E26]" office:value-type="float" office:value="6.87782" calcext:value-type="float">
            <text:p>6.87782</text:p>
          </table:table-cell>
          <table:table-cell table:number-columns-repeated="4"/>
          <table:table-cell table:style-name="ce1"/>
          <table:table-cell table:style-name="ce2" table:number-columns-repeated="5"/>
          <table:table-cell table:style-name="ce1" table:number-columns-repeated="2"/>
          <table:table-cell table:style-name="ce2" table:number-columns-repeated="6"/>
          <table:table-cell table:style-name="ce1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7" office:value-type="string" calcext:value-type="string" table:number-columns-spanned="7" table:number-rows-spanned="1">
            <text:p>Q8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ce2" table:number-columns-repeated="5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number-columns-repeated="997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No_csr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ce2" table:number-columns-repeated="5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number-columns-repeated="997"/>
        </table:table-row>
        <table:table-row table:style-name="ro1">
          <table:table-cell table:style-name="Default" office:value-type="string" calcext:value-type="string">
            <text:p>occupancy</text:p>
          </table:table-cell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style-name="ce11" table:number-columns-repeated="5"/>
          <table:table-cell table:style-name="ce2" table:number-columns-repeated="5"/>
          <table:table-cell table:style-name="ce11"/>
          <table:table-cell table:style-name="ce1"/>
          <table:table-cell table:style-name="ce11"/>
          <table:table-cell table:style-name="ce2" table:number-columns-repeated="5"/>
          <table:table-cell table:style-name="ce11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6" office:value-type="percentage" office:value="0.5" calcext:value-type="percentage">
            <text:p>50.00%</text:p>
          </table:table-cell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Default" table:number-columns-repeated="2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style-name="ce1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table:style-name="Default" office:value-type="float" office:value="14.60416" calcext:value-type="float">
            <text:p>14.60416</text:p>
          </table:table-cell>
          <table:table-cell table:style-name="ce1" office:value-type="float" office:value="3.4341" calcext:value-type="float">
            <text:p>3.4341</text:p>
          </table:table-cell>
          <table:table-cell table:style-name="ce1" office:value-type="float" office:value="2.2342" calcext:value-type="float">
            <text:p>2.2342</text:p>
          </table:table-cell>
          <table:table-cell table:style-name="ce1" office:value-type="float" office:value="2.3509" calcext:value-type="float">
            <text:p>2.3509</text:p>
          </table:table-cell>
          <table:table-cell table:style-name="ce1" office:value-type="float" office:value="12.869" calcext:value-type="float">
            <text:p>12.869</text:p>
          </table:table-cell>
          <table:table-cell table:style-name="ce1" office:value-type="float" office:value="93.31" calcext:value-type="float">
            <text:p>93.31</text:p>
          </table:table-cell>
          <table:table-cell table:style-name="ce1" office:value-type="float" office:value="23.818" calcext:value-type="float">
            <text:p>23.818</text:p>
          </table:table-cell>
          <table:table-cell table:style-name="ce1"/>
          <table:table-cell table:style-name="ce1" office:value-type="string" calcext:value-type="string">
            <text:p>FB_metrics</text:p>
          </table:table-cell>
          <table:table-cell table:style-name="ce6" office:value-type="percentage" office:value="0.5" calcext:value-type="percentage">
            <text:p>50.00%</text:p>
          </table:table-cell>
          <table:table-cell table:style-name="ce12" office:value-type="percentage" office:value="0.912" calcext:value-type="percentage">
            <text:p>91.20%</text:p>
          </table:table-cell>
          <table:table-cell table:style-name="ce12" office:value-type="percentage" office:value="0.0624" calcext:value-type="percentage">
            <text:p>6.24%</text:p>
          </table:table-cell>
          <table:table-cell table:style-name="ce1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table:style-name="Default" office:value-type="float" office:value="15.216224" calcext:value-type="float">
            <text:p>15.216224</text:p>
          </table:table-cell>
          <table:table-cell table:style-name="ce1" office:value-type="float" office:value="3.4015" calcext:value-type="float">
            <text:p>3.4015</text:p>
          </table:table-cell>
          <table:table-cell table:style-name="ce1" office:value-type="float" office:value="2.2336" calcext:value-type="float">
            <text:p>2.2336</text:p>
          </table:table-cell>
          <table:table-cell table:style-name="ce1" office:value-type="float" office:value="2.2863" calcext:value-type="float">
            <text:p>2.2863</text:p>
          </table:table-cell>
          <table:table-cell table:style-name="ce1" office:value-type="float" office:value="6.209" calcext:value-type="float">
            <text:p>6.209</text:p>
          </table:table-cell>
          <table:table-cell table:style-name="ce1" office:value-type="float" office:value="112.28" calcext:value-type="float">
            <text:p>112.28</text:p>
          </table:table-cell>
          <table:table-cell table:style-name="ce1" office:value-type="float" office:value="21.671" calcext:value-type="float">
            <text:p>21.671</text:p>
          </table:table-cell>
          <table:table-cell table:style-name="ce1"/>
          <table:table-cell table:style-name="ce1" office:value-type="string" calcext:value-type="string">
            <text:p>CN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8725" calcext:value-type="percentage">
            <text:p>87.25%</text:p>
          </table:table-cell>
          <table:table-cell table:style-name="ce6" office:value-type="percentage" office:value="0.0624" calcext:value-type="percentage">
            <text:p>6.24%</text:p>
          </table:table-cell>
          <table:table-cell table:style-name="ce1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table:style-name="Default" office:value-type="float" office:value="15.09328" calcext:value-type="float">
            <text:p>15.09328</text:p>
          </table:table-cell>
          <table:table-cell table:style-name="ce1" office:value-type="float" office:value="3.3532" calcext:value-type="float">
            <text:p>3.3532</text:p>
          </table:table-cell>
          <table:table-cell table:style-name="ce1" office:value-type="float" office:value="2.2069" calcext:value-type="float">
            <text:p>2.2069</text:p>
          </table:table-cell>
          <table:table-cell table:style-name="ce1" office:value-type="float" office:value="2.2792" calcext:value-type="float">
            <text:p>2.2792</text:p>
          </table:table-cell>
          <table:table-cell table:style-name="ce1" office:value-type="float" office:value="14.567" calcext:value-type="float">
            <text:p>14.567</text:p>
          </table:table-cell>
          <table:table-cell table:style-name="ce1" office:value-type="float" office:value="93.539" calcext:value-type="float">
            <text:p>93.539</text:p>
          </table:table-cell>
          <table:table-cell table:style-name="ce1" office:value-type="float" office:value="22.056" calcext:value-type="float">
            <text:p>22.056</text:p>
          </table:table-cell>
          <table:table-cell table:style-name="ce1"/>
          <table:table-cell table:style-name="ce1" office:value-type="string" calcext:value-type="string">
            <text:p>VN</text:p>
          </table:table-cell>
          <table:table-cell table:style-name="ce6" office:value-type="percentage" office:value="0.98" calcext:value-type="percentage">
            <text:p>98.00%</text:p>
          </table:table-cell>
          <table:table-cell table:style-name="ce12" office:value-type="percentage" office:value="0.8828" calcext:value-type="percentage">
            <text:p>88.28%</text:p>
          </table:table-cell>
          <table:table-cell table:style-name="ce12" office:value-type="percentage" office:value="0.0468" calcext:value-type="percentage">
            <text:p>4.68%</text:p>
          </table:table-cell>
          <table:table-cell table:style-name="ce1" table:number-columns-repeated="14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5.773824" calcext:value-type="float">
            <text:p>15.773824</text:p>
          </table:table-cell>
          <table:table-cell table:style-name="ce1" office:value-type="float" office:value="3.2898" calcext:value-type="float">
            <text:p>3.2898</text:p>
          </table:table-cell>
          <table:table-cell table:style-name="ce1" office:value-type="float" office:value="2.283" calcext:value-type="float">
            <text:p>2.283</text:p>
          </table:table-cell>
          <table:table-cell table:style-name="ce1" office:value-type="float" office:value="2.2663" calcext:value-type="float">
            <text:p>2.2663</text:p>
          </table:table-cell>
          <table:table-cell table:style-name="ce1" office:value-type="float" office:value="11.395" calcext:value-type="float">
            <text:p>11.395</text:p>
          </table:table-cell>
          <table:table-cell table:style-name="ce1" office:value-type="float" office:value="112.21" calcext:value-type="float">
            <text:p>112.21</text:p>
          </table:table-cell>
          <table:table-cell table:style-name="ce1" office:value-type="float" office:value="18.885" calcext:value-type="float">
            <text:p>18.885</text:p>
          </table:table-cell>
          <table:table-cell table:style-name="ce2"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/>
          <table:table-cell table:style-name="Default" office:value-type="float" office:value="16.239777" calcext:value-type="float">
            <text:p>16.239777</text:p>
          </table:table-cell>
          <table:table-cell table:style-name="ce1" office:value-type="float" office:value="3.3248" calcext:value-type="float">
            <text:p>3.3248</text:p>
          </table:table-cell>
          <table:table-cell table:style-name="ce1" office:value-type="float" office:value="2.3042" calcext:value-type="float">
            <text:p>2.3042</text:p>
          </table:table-cell>
          <table:table-cell table:style-name="ce1" office:value-type="float" office:value="2.2314" calcext:value-type="float">
            <text:p>2.2314</text:p>
          </table:table-cell>
          <table:table-cell table:style-name="ce1" office:value-type="float" office:value="14.342" calcext:value-type="float">
            <text:p>14.342</text:p>
          </table:table-cell>
          <table:table-cell table:style-name="ce1" office:value-type="float" office:value="93.769" calcext:value-type="float">
            <text:p>93.769</text:p>
          </table:table-cell>
          <table:table-cell table:style-name="ce1" office:value-type="float" office:value="23.719" calcext:value-type="float">
            <text:p>23.719</text:p>
          </table:table-cell>
          <table:table-cell table:style-name="ce2"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6.78064" calcext:value-type="float">
            <text:p>16.78064</text:p>
          </table:table-cell>
          <table:table-cell table:style-name="ce1" office:value-type="float" office:value="3.4623" calcext:value-type="float">
            <text:p>3.4623</text:p>
          </table:table-cell>
          <table:table-cell table:style-name="ce1" office:value-type="float" office:value="2.3229" calcext:value-type="float">
            <text:p>2.3229</text:p>
          </table:table-cell>
          <table:table-cell table:style-name="ce1" office:value-type="float" office:value="2.2197" calcext:value-type="float">
            <text:p>2.2197</text:p>
          </table:table-cell>
          <table:table-cell table:style-name="ce1" office:value-type="float" office:value="13.765" calcext:value-type="float">
            <text:p>13.765</text:p>
          </table:table-cell>
          <table:table-cell table:style-name="ce1" office:value-type="float" office:value="110.1" calcext:value-type="float">
            <text:p>110.1</text:p>
          </table:table-cell>
          <table:table-cell table:style-name="ce1" office:value-type="float" office:value="19.339" calcext:value-type="float">
            <text:p>19.339</text:p>
          </table:table-cell>
          <table:table-cell table:style-name="ce2" table:number-columns-repeated="5"/>
          <table:table-cell table:style-name="ce1" table:number-columns-repeated="14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6.4272" calcext:value-type="float">
            <text:p>16.4272</text:p>
          </table:table-cell>
          <table:table-cell table:style-name="ce2" office:value-type="float" office:value="3.5133" calcext:value-type="float">
            <text:p>3.5133</text:p>
          </table:table-cell>
          <table:table-cell table:style-name="ce2" office:value-type="float" office:value="2.3349" calcext:value-type="float">
            <text:p>2.3349</text:p>
          </table:table-cell>
          <table:table-cell table:style-name="ce1" office:value-type="float" office:value="2.2303" calcext:value-type="float">
            <text:p>2.2303</text:p>
          </table:table-cell>
          <table:table-cell table:style-name="ce1" office:value-type="float" office:value="8.132" calcext:value-type="float">
            <text:p>8.132</text:p>
          </table:table-cell>
          <table:table-cell table:style-name="ce1" office:value-type="float" office:value="95.236" calcext:value-type="float">
            <text:p>95.236</text:p>
          </table:table-cell>
          <table:table-cell table:style-name="ce1" office:value-type="float" office:value="19.019" calcext:value-type="float">
            <text:p>19.019</text:p>
          </table:table-cell>
          <table:table-cell table:style-name="ce2" table:number-columns-repeated="7"/>
          <table:table-cell table:style-name="ce1" table:number-columns-repeated="6"/>
          <table:table-cell table:style-name="ce2" table:number-columns-repeated="2"/>
          <table:table-cell table:style-name="ce1" table:number-columns-repeated="4"/>
          <table:table-cell table:number-columns-repeated="997"/>
        </table:table-row>
        <table:table-row table:style-name="ro1">
          <table:table-cell/>
          <table:table-cell table:style-name="Default" office:value-type="float" office:value="16.72752" calcext:value-type="float">
            <text:p>16.72752</text:p>
          </table:table-cell>
          <table:table-cell table:style-name="ce1" office:value-type="float" office:value="3.1721" calcext:value-type="float">
            <text:p>3.1721</text:p>
          </table:table-cell>
          <table:table-cell table:style-name="ce1" office:value-type="float" office:value="2.2425" calcext:value-type="float">
            <text:p>2.2425</text:p>
          </table:table-cell>
          <table:table-cell table:style-name="ce1" office:value-type="float" office:value="2.1923" calcext:value-type="float">
            <text:p>2.1923</text:p>
          </table:table-cell>
          <table:table-cell table:style-name="ce1" office:value-type="float" office:value="11.877" calcext:value-type="float">
            <text:p>11.877</text:p>
          </table:table-cell>
          <table:table-cell table:style-name="ce1" office:value-type="float" office:value="125.97" calcext:value-type="float">
            <text:p>125.97</text:p>
          </table:table-cell>
          <table:table-cell table:style-name="ce1" office:value-type="float" office:value="17.606" calcext:value-type="float">
            <text:p>17.606</text:p>
          </table:table-cell>
          <table:table-cell table:style-name="ce2" table:number-columns-repeated="5"/>
          <table:table-cell table:style-name="ce1" table:number-columns-repeated="14"/>
          <table:table-cell table:number-columns-repeated="997"/>
        </table:table-row>
        <table:table-row table:style-name="ro1">
          <table:table-cell/>
          <table:table-cell table:style-name="Default" office:value-type="float" office:value="16.85648" calcext:value-type="float">
            <text:p>16.85648</text:p>
          </table:table-cell>
          <table:table-cell table:style-name="ce2" office:value-type="float" office:value="3.4409" calcext:value-type="float">
            <text:p>3.4409</text:p>
          </table:table-cell>
          <table:table-cell table:style-name="ce2" office:value-type="float" office:value="2.3185" calcext:value-type="float">
            <text:p>2.3185</text:p>
          </table:table-cell>
          <table:table-cell table:style-name="ce2" office:value-type="float" office:value="2.3201" calcext:value-type="float">
            <text:p>2.3201</text:p>
          </table:table-cell>
          <table:table-cell table:style-name="ce2" office:value-type="float" office:value="14.853" calcext:value-type="float">
            <text:p>14.853</text:p>
          </table:table-cell>
          <table:table-cell table:style-name="ce2" office:value-type="float" office:value="108.04" calcext:value-type="float">
            <text:p>108.04</text:p>
          </table:table-cell>
          <table:table-cell table:style-name="ce1" office:value-type="float" office:value="19.369" calcext:value-type="float">
            <text:p>19.369</text:p>
          </table:table-cell>
          <table:table-cell table:style-name="ce2" table:number-columns-repeated="4"/>
          <table:table-cell table:style-name="ce1"/>
          <table:table-cell table:style-name="ce2" table:number-columns-repeated="5"/>
          <table:table-cell table:style-name="ce1" table:number-columns-repeated="3"/>
          <table:table-cell table:style-name="ce2" table:number-columns-repeated="5"/>
          <table:table-cell table:style-name="ce1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5.20528" calcext:value-type="float">
            <text:p>15.20528</text:p>
          </table:table-cell>
          <table:table-cell table:style-name="ce2" office:value-type="float" office:value="3.4113" calcext:value-type="float">
            <text:p>3.4113</text:p>
          </table:table-cell>
          <table:table-cell table:style-name="ce2" office:value-type="float" office:value="2.3439" calcext:value-type="float">
            <text:p>2.3439</text:p>
          </table:table-cell>
          <table:table-cell table:style-name="ce2" office:value-type="float" office:value="2.3125" calcext:value-type="float">
            <text:p>2.3125</text:p>
          </table:table-cell>
          <table:table-cell table:style-name="ce2" office:value-type="float" office:value="8.131" calcext:value-type="float">
            <text:p>8.131</text:p>
          </table:table-cell>
          <table:table-cell table:style-name="ce2" office:value-type="float" office:value="124.94" calcext:value-type="float">
            <text:p>124.94</text:p>
          </table:table-cell>
          <table:table-cell table:style-name="ce1" office:value-type="float" office:value="19.05" calcext:value-type="float">
            <text:p>19.05</text:p>
          </table:table-cell>
          <table:table-cell table:style-name="ce2" table:number-columns-repeated="10"/>
          <table:table-cell table:style-name="ce1" table:number-columns-repeated="3"/>
          <table:table-cell table:style-name="ce2" table:number-columns-repeated="5"/>
          <table:table-cell table:style-name="ce1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7.590689" calcext:value-type="float">
            <text:p>17.590689</text:p>
          </table:table-cell>
          <table:table-cell table:style-name="ce2" office:value-type="float" office:value="3.2954" calcext:value-type="float">
            <text:p>3.2954</text:p>
          </table:table-cell>
          <table:table-cell table:style-name="ce2" office:value-type="float" office:value="2.2637" calcext:value-type="float">
            <text:p>2.2637</text:p>
          </table:table-cell>
          <table:table-cell table:style-name="ce2" office:value-type="float" office:value="2.1497" calcext:value-type="float">
            <text:p>2.1497</text:p>
          </table:table-cell>
          <table:table-cell table:style-name="ce2" office:value-type="float" office:value="14.245" calcext:value-type="float">
            <text:p>14.245</text:p>
          </table:table-cell>
          <table:table-cell table:style-name="ce2" office:value-type="float" office:value="91.192" calcext:value-type="float">
            <text:p>91.192</text:p>
          </table:table-cell>
          <table:table-cell table:style-name="ce2" office:value-type="float" office:value="20.806" calcext:value-type="float">
            <text:p>20.806</text:p>
          </table:table-cell>
          <table:table-cell table:style-name="ce2" table:number-columns-repeated="11"/>
          <table:table-cell table:style-name="ce1" table:number-columns-repeated="2"/>
          <table:table-cell table:style-name="ce2" table:number-columns-repeated="6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5.05488" calcext:value-type="float">
            <text:p>15.05488</text:p>
          </table:table-cell>
          <table:table-cell table:style-name="ce2" office:value-type="float" office:value="3.3446" calcext:value-type="float">
            <text:p>3.3446</text:p>
          </table:table-cell>
          <table:table-cell table:style-name="ce2" office:value-type="float" office:value="2.3139" calcext:value-type="float">
            <text:p>2.3139</text:p>
          </table:table-cell>
          <table:table-cell table:style-name="ce2" office:value-type="float" office:value="2.1826" calcext:value-type="float">
            <text:p>2.1826</text:p>
          </table:table-cell>
          <table:table-cell table:style-name="ce2" office:value-type="float" office:value="8.228" calcext:value-type="float">
            <text:p>8.228</text:p>
          </table:table-cell>
          <table:table-cell table:style-name="ce2" office:value-type="float" office:value="109.64" calcext:value-type="float">
            <text:p>109.64</text:p>
          </table:table-cell>
          <table:table-cell table:style-name="ce2" office:value-type="float" office:value="26.763" calcext:value-type="float">
            <text:p>26.763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6.03216" calcext:value-type="float">
            <text:p>16.03216</text:p>
          </table:table-cell>
          <table:table-cell table:style-name="ce2" office:value-type="float" office:value="3.2651" calcext:value-type="float">
            <text:p>3.2651</text:p>
          </table:table-cell>
          <table:table-cell table:style-name="ce2" office:value-type="float" office:value="2.3026" calcext:value-type="float">
            <text:p>2.3026</text:p>
          </table:table-cell>
          <table:table-cell table:style-name="ce2" office:value-type="float" office:value="2.2332" calcext:value-type="float">
            <text:p>2.2332</text:p>
          </table:table-cell>
          <table:table-cell table:style-name="ce2" office:value-type="float" office:value="7.844" calcext:value-type="float">
            <text:p>7.844</text:p>
          </table:table-cell>
          <table:table-cell table:style-name="ce2" office:value-type="float" office:value="103.14" calcext:value-type="float">
            <text:p>103.14</text:p>
          </table:table-cell>
          <table:table-cell table:style-name="ce2" office:value-type="float" office:value="25.192" calcext:value-type="float">
            <text:p>25.192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7.051201" calcext:value-type="float">
            <text:p>17.051201</text:p>
          </table:table-cell>
          <table:table-cell table:style-name="ce2" office:value-type="float" office:value="3.3467" calcext:value-type="float">
            <text:p>3.3467</text:p>
          </table:table-cell>
          <table:table-cell table:style-name="ce2" office:value-type="float" office:value="2.2233" calcext:value-type="float">
            <text:p>2.2233</text:p>
          </table:table-cell>
          <table:table-cell table:style-name="ce2" office:value-type="float" office:value="2.3048" calcext:value-type="float">
            <text:p>2.3048</text:p>
          </table:table-cell>
          <table:table-cell table:style-name="ce2" office:value-type="float" office:value="14.533" calcext:value-type="float">
            <text:p>14.533</text:p>
          </table:table-cell>
          <table:table-cell table:style-name="ce2" office:value-type="float" office:value="125.5" calcext:value-type="float">
            <text:p>125.5</text:p>
          </table:table-cell>
          <table:table-cell table:style-name="ce2" office:value-type="float" office:value="23.689" calcext:value-type="float">
            <text:p>23.689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5.867648" calcext:value-type="float">
            <text:p>15.867648</text:p>
          </table:table-cell>
          <table:table-cell table:style-name="ce2" office:value-type="float" office:value="3.2921" calcext:value-type="float">
            <text:p>3.2921</text:p>
          </table:table-cell>
          <table:table-cell table:style-name="ce2" office:value-type="float" office:value="2.2497" calcext:value-type="float">
            <text:p>2.2497</text:p>
          </table:table-cell>
          <table:table-cell table:style-name="ce2" office:value-type="float" office:value="2.3189" calcext:value-type="float">
            <text:p>2.3189</text:p>
          </table:table-cell>
          <table:table-cell table:style-name="ce2" office:value-type="float" office:value="10.724" calcext:value-type="float">
            <text:p>10.724</text:p>
          </table:table-cell>
          <table:table-cell table:style-name="ce2" office:value-type="float" office:value="93.925" calcext:value-type="float">
            <text:p>93.925</text:p>
          </table:table-cell>
          <table:table-cell table:style-name="ce2" office:value-type="float" office:value="22.695" calcext:value-type="float">
            <text:p>22.695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6.24128" calcext:value-type="float">
            <text:p>16.24128</text:p>
          </table:table-cell>
          <table:table-cell table:style-name="ce1" office:value-type="float" office:value="3.3988" calcext:value-type="float">
            <text:p>3.3988</text:p>
          </table:table-cell>
          <table:table-cell table:style-name="ce1" office:value-type="float" office:value="2.3049" calcext:value-type="float">
            <text:p>2.3049</text:p>
          </table:table-cell>
          <table:table-cell table:style-name="ce1" office:value-type="float" office:value="2.269" calcext:value-type="float">
            <text:p>2.269</text:p>
          </table:table-cell>
          <table:table-cell table:style-name="ce1" office:value-type="float" office:value="14.021" calcext:value-type="float">
            <text:p>14.021</text:p>
          </table:table-cell>
          <table:table-cell table:style-name="ce1" office:value-type="float" office:value="116.33" calcext:value-type="float">
            <text:p>116.33</text:p>
          </table:table-cell>
          <table:table-cell table:style-name="ce2" office:value-type="float" office:value="20.105" calcext:value-type="float">
            <text:p>20.105</text:p>
          </table:table-cell>
          <table:table-cell table:style-name="ce2" table:number-columns-repeated="5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5"/>
          <table:table-cell table:style-name="ce2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6.074881" calcext:value-type="float">
            <text:p>16.074881</text:p>
          </table:table-cell>
          <table:table-cell table:style-name="ce1" office:value-type="float" office:value="3.4485" calcext:value-type="float">
            <text:p>3.4485</text:p>
          </table:table-cell>
          <table:table-cell table:style-name="ce1" office:value-type="float" office:value="2.2811" calcext:value-type="float">
            <text:p>2.2811</text:p>
          </table:table-cell>
          <table:table-cell table:style-name="ce1" office:value-type="float" office:value="2.1745" calcext:value-type="float">
            <text:p>2.1745</text:p>
          </table:table-cell>
          <table:table-cell table:style-name="ce1" office:value-type="float" office:value="8.033" calcext:value-type="float">
            <text:p>8.033</text:p>
          </table:table-cell>
          <table:table-cell table:style-name="ce1" office:value-type="float" office:value="94.881" calcext:value-type="float">
            <text:p>94.881</text:p>
          </table:table-cell>
          <table:table-cell table:style-name="ce2" office:value-type="float" office:value="19.271" calcext:value-type="float">
            <text:p>19.271</text:p>
          </table:table-cell>
          <table:table-cell table:style-name="ce2" table:number-columns-repeated="5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5"/>
          <table:table-cell table:style-name="ce2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6.698977" calcext:value-type="float">
            <text:p>16.698977</text:p>
          </table:table-cell>
          <table:table-cell table:style-name="ce1" office:value-type="float" office:value="3.2946" calcext:value-type="float">
            <text:p>3.2946</text:p>
          </table:table-cell>
          <table:table-cell table:style-name="ce1" office:value-type="float" office:value="2.276" calcext:value-type="float">
            <text:p>2.276</text:p>
          </table:table-cell>
          <table:table-cell table:style-name="ce1" office:value-type="float" office:value="2.2872" calcext:value-type="float">
            <text:p>2.2872</text:p>
          </table:table-cell>
          <table:table-cell table:style-name="ce1" office:value-type="float" office:value="14.79" calcext:value-type="float">
            <text:p>14.79</text:p>
          </table:table-cell>
          <table:table-cell table:style-name="ce1" office:value-type="float" office:value="73.082" calcext:value-type="float">
            <text:p>73.082</text:p>
          </table:table-cell>
          <table:table-cell table:style-name="ce1" office:value-type="float" office:value="19.335" calcext:value-type="float">
            <text:p>19.335</text:p>
          </table:table-cell>
          <table:table-cell table:style-name="ce2"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1"/>
          <table:table-cell table:style-name="Default" office:value-type="float" office:value="15.777664" calcext:value-type="float">
            <text:p>15.777664</text:p>
          </table:table-cell>
          <table:table-cell table:style-name="ce1" office:value-type="float" office:value="3.2597" calcext:value-type="float">
            <text:p>3.2597</text:p>
          </table:table-cell>
          <table:table-cell table:style-name="ce1" office:value-type="float" office:value="2.3206" calcext:value-type="float">
            <text:p>2.3206</text:p>
          </table:table-cell>
          <table:table-cell table:style-name="ce1" office:value-type="float" office:value="2.2232" calcext:value-type="float">
            <text:p>2.2232</text:p>
          </table:table-cell>
          <table:table-cell table:style-name="ce1" office:value-type="float" office:value="9.445" calcext:value-type="float">
            <text:p>9.445</text:p>
          </table:table-cell>
          <table:table-cell table:style-name="ce1" office:value-type="float" office:value="108.31" calcext:value-type="float">
            <text:p>108.31</text:p>
          </table:table-cell>
          <table:table-cell office:value-type="float" office:value="19.686" calcext:value-type="float">
            <text:p>19.686</text:p>
          </table:table-cell>
          <table:table-cell table:style-name="ce2" table:number-columns-repeated="5"/>
          <table:table-cell table:style-name="ce1" table:number-columns-repeated="6"/>
          <table:table-cell table:style-name="ce2" table:number-columns-repeated="2"/>
          <table:table-cell table:style-name="ce1" table:number-columns-repeated="6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6.607201" calcext:value-type="float">
            <text:p>16.607201</text:p>
          </table:table-cell>
          <table:table-cell table:style-name="ce1" office:value-type="float" office:value="3.3367" calcext:value-type="float">
            <text:p>3.3367</text:p>
          </table:table-cell>
          <table:table-cell table:style-name="ce1" office:value-type="float" office:value="2.2844" calcext:value-type="float">
            <text:p>2.2844</text:p>
          </table:table-cell>
          <table:table-cell table:style-name="ce1" office:value-type="float" office:value="2.2971" calcext:value-type="float">
            <text:p>2.2971</text:p>
          </table:table-cell>
          <table:table-cell table:style-name="ce1" office:value-type="float" office:value="12.388" calcext:value-type="float">
            <text:p>12.388</text:p>
          </table:table-cell>
          <table:table-cell table:style-name="ce1" office:value-type="float" office:value="112.26" calcext:value-type="float">
            <text:p>112.26</text:p>
          </table:table-cell>
          <table:table-cell office:value-type="float" office:value="22.95" calcext:value-type="float">
            <text:p>22.95</text:p>
          </table:table-cell>
          <table:table-cell table:style-name="ce2" table:number-columns-repeated="5"/>
          <table:table-cell table:style-name="ce1" table:number-columns-repeated="6"/>
          <table:table-cell table:style-name="ce2" table:number-columns-repeated="2"/>
          <table:table-cell table:style-name="ce1" table:number-columns-repeated="6"/>
          <table:table-cell table:number-columns-repeated="997"/>
        </table:table-row>
        <table:table-row table:style-name="ro1">
          <table:table-cell table:style-name="Default" table:number-columns-repeated="8"/>
          <table:table-cell table:style-name="ce1" table:number-columns-repeated="4"/>
          <table:table-cell table:style-name="ce2" table:number-columns-repeated="7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36:.B55])" office:value-type="float" office:value="16.0960483" calcext:value-type="float">
            <text:p>16.0960483</text:p>
          </table:table-cell>
          <table:table-cell table:style-name="ce3" table:formula="of:=AVERAGE([.C36:.C55])" office:value-type="float" office:value="3.354275" calcext:value-type="float">
            <text:p>3.354275</text:p>
          </table:table-cell>
          <table:table-cell table:style-name="ce3" table:formula="of:=AVERAGE([.D36:.D55])" office:value-type="float" office:value="2.28224" calcext:value-type="float">
            <text:p>2.28224</text:p>
          </table:table-cell>
          <table:table-cell table:style-name="ce3" table:formula="of:=AVERAGE([.E36:.E55])" office:value-type="float" office:value="2.25646" calcext:value-type="float">
            <text:p>2.25646</text:p>
          </table:table-cell>
          <table:table-cell table:style-name="ce3" table:formula="of:=AVERAGE([.F36:.F55])/1000" office:value-type="float" office:value="0.01151955" calcext:value-type="float">
            <text:p>0.01151955</text:p>
          </table:table-cell>
          <table:table-cell table:style-name="ce3" table:formula="of:=AVERAGE([.G36:.G55])/1000" office:value-type="float" office:value="0.1048827" calcext:value-type="float">
            <text:p>0.1048827</text:p>
          </table:table-cell>
          <table:table-cell table:style-name="ce3" table:formula="of:=AVERAGE([.H36:.H55])/1000" office:value-type="float" office:value="0.0212512" calcext:value-type="float">
            <text:p>0.0212512</text:p>
          </table:table-cell>
          <table:table-cell table:style-name="ce2"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36:.B55])" office:value-type="float" office:value="0.778423399687376" calcext:value-type="float">
            <text:p>0.7784233997</text:p>
          </table:table-cell>
          <table:table-cell table:style-name="ce3" table:formula="of:=STDEV([.C36:.C55])" office:value-type="float" office:value="0.0838675075091032" calcext:value-type="float">
            <text:p>0.0838675075</text:p>
          </table:table-cell>
          <table:table-cell table:style-name="ce3" table:formula="of:=STDEV([.D36:.D55])" office:value-type="float" office:value="0.0399197932702167" calcext:value-type="float">
            <text:p>0.0399197933</text:p>
          </table:table-cell>
          <table:table-cell table:style-name="ce3" table:formula="of:=STDEV([.E36:.E55])" office:value-type="float" office:value="0.0555361276439419" calcext:value-type="float">
            <text:p>0.0555361276</text:p>
          </table:table-cell>
          <table:table-cell table:style-name="ce3" table:formula="of:=STDEV([.F36:.F55])/1000" office:value-type="float" office:value="0.00292164366995883" calcext:value-type="float">
            <text:p>0.0029216437</text:p>
          </table:table-cell>
          <table:table-cell table:style-name="ce3" table:formula="of:=STDEV([.G36:.G55])/1000" office:value-type="float" office:value="0.0136469126375471" calcext:value-type="float">
            <text:p>0.0136469126</text:p>
          </table:table-cell>
          <table:table-cell table:style-name="ce3" table:formula="of:=STDEV([.H36:.H55])/1000" office:value-type="float" office:value="0.00248991692104058" calcext:value-type="float">
            <text:p>0.0024899169</text:p>
          </table:table-cell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58]/[.B57])*100" office:value-type="float" office:value="4.83611495926846" calcext:value-type="float">
            <text:p>4.8361149593</text:p>
          </table:table-cell>
          <table:table-cell table:style-name="ce3" table:formula="of:=([.C58]/[.C57])*100" office:value-type="float" office:value="2.50031698382223" calcext:value-type="float">
            <text:p>2.5003169838</text:p>
          </table:table-cell>
          <table:table-cell table:style-name="ce3" table:formula="of:=([.D58]/[.D57])*100" office:value-type="float" office:value="1.74914966305983" calcext:value-type="float">
            <text:p>1.7491496631</text:p>
          </table:table-cell>
          <table:table-cell table:style-name="ce3" table:formula="of:=([.E58]/[.E57])*100" office:value-type="float" office:value="2.46120594399821" calcext:value-type="float">
            <text:p>2.461205944</text:p>
          </table:table-cell>
          <table:table-cell table:style-name="ce3" table:formula="of:=([.F58]/[.F57])*100" office:value-type="float" office:value="25.3624809125255" calcext:value-type="float">
            <text:p>25.3624809125</text:p>
          </table:table-cell>
          <table:table-cell table:style-name="ce3" table:formula="of:=([.G58]/[.G57])*100" office:value-type="float" office:value="13.0115954657413" calcext:value-type="float">
            <text:p>13.0115954657</text:p>
          </table:table-cell>
          <table:table-cell table:style-name="ce3" table:formula="of:=([.H58]/[.H57])*100" office:value-type="float" office:value="11.7165944560335" calcext:value-type="float">
            <text:p>11.716594456</text:p>
          </table:table-cell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3*384)/([.B57]*10^(-3)))/1000" office:value-type="float" office:value="71.5703617763125" calcext:value-type="float">
            <text:p>71.5703617763</text:p>
          </table:table-cell>
          <table:table-cell table:style-name="ce4" table:formula="of:=((3*384)/([.C57]*10^(-3)))/1000" office:value-type="float" office:value="343.442323601971" calcext:value-type="float">
            <text:p>343.442323602</text:p>
          </table:table-cell>
          <table:table-cell table:style-name="ce4" table:formula="of:=((3*384)/([.D57]*10^(-3)))/1000" office:value-type="float" office:value="504.767246214245" calcext:value-type="float">
            <text:p>504.7672462142</text:p>
          </table:table-cell>
          <table:table-cell table:style-name="ce4" table:formula="of:=((3*384)/([.E57]*10^(-3)))/1000" office:value-type="float" office:value="510.534199586964" calcext:value-type="float">
            <text:p>510.534199587</text:p>
          </table:table-cell>
          <table:table-cell table:style-name="ce4" table:formula="of:=((3*384)/([.F57]*10^(-3)))/1000" office:value-type="float" office:value="100003.906402594" calcext:value-type="float">
            <text:p>100003.906402594</text:p>
          </table:table-cell>
          <table:table-cell table:style-name="ce4" table:formula="of:=((3*384)/([.G57]*10^(-3)))/1000" office:value-type="float" office:value="10983.6989322357" calcext:value-type="float">
            <text:p>10983.6989322357</text:p>
          </table:table-cell>
          <table:table-cell table:style-name="ce4" table:formula="of:=((3*384)/([.H57]*10^(-3)))/1000" office:value-type="float" office:value="54208.7035085078" calcext:value-type="float">
            <text:p>54208.7035085078</text:p>
          </table:table-cell>
          <table:table-cell table:style-name="ce1" table:number-columns-repeated="19"/>
          <table:table-cell table:number-columns-repeated="997"/>
        </table:table-row>
        <table:table-row table:style-name="ro1">
          <table:table-cell table:style-name="Default"/>
          <table:table-cell table:style-name="ce1" office:value-type="float" office:value="5214.28571428571" calcext:value-type="float">
            <text:p>5214.2857142857</text:p>
          </table:table-cell>
          <table:table-cell table:style-name="Default" table:number-columns-repeated="5"/>
          <table:table-cell table:style-name="ce1" table:formula="of:=[.C57]+[.D57]+[.E57]" office:value-type="float" office:value="7.892975" calcext:value-type="float">
            <text:p>7.892975</text:p>
          </table:table-cell>
          <table:table-cell table:style-name="ce1" table:number-columns-repeated="5"/>
          <table:table-cell table:style-name="ce2" table:number-columns-repeated="5"/>
          <table:table-cell table:style-name="ce1" table:number-columns-repeated="2"/>
          <table:table-cell table:style-name="ce2" table:number-columns-repeated="6"/>
          <table:table-cell table:style-name="ce1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10" office:value-type="string" calcext:value-type="string" table:number-columns-spanned="7" table:number-rows-spanned="1">
            <text:p>Q16</text:p>
          </table:table-cell>
          <table:covered-table-cell table:number-columns-repeated="6" table:style-name="Default"/>
          <table:table-cell table:number-columns-repeated="1016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6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ce1"/>
          <table:table-cell table:style-name="Default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15.01312" calcext:value-type="float">
            <text:p>15.01312</text:p>
          </table:table-cell>
          <table:table-cell table:style-name="ce1" office:value-type="float" office:value="6.9931" calcext:value-type="float">
            <text:p>6.9931</text:p>
          </table:table-cell>
          <table:table-cell table:style-name="ce1" office:value-type="float" office:value="2.5395" calcext:value-type="float">
            <text:p>2.5395</text:p>
          </table:table-cell>
          <table:table-cell table:style-name="ce1" office:value-type="float" office:value="2.3977" calcext:value-type="float">
            <text:p>2.3977</text:p>
          </table:table-cell>
          <table:table-cell table:style-name="ce1" office:value-type="float" office:value="21.031" calcext:value-type="float">
            <text:p>21.031</text:p>
          </table:table-cell>
          <table:table-cell table:style-name="ce1" office:value-type="float" office:value="86.557" calcext:value-type="float">
            <text:p>86.557</text:p>
          </table:table-cell>
          <table:table-cell table:style-name="ce1" office:value-type="float" office:value="24.231" calcext:value-type="float">
            <text:p>24.231</text:p>
          </table:table-cell>
          <table:table-cell table:style-name="ce1"/>
          <table:table-cell table:style-name="ce1" office:value-type="string" calcext:value-type="string">
            <text:p>FB_metrics</text:p>
          </table:table-cell>
          <table:table-cell table:style-name="ce6" office:value-type="percentage" office:value="0.5" calcext:value-type="percentage">
            <text:p>50.00%</text:p>
          </table:table-cell>
          <table:table-cell table:style-name="ce12" office:value-type="percentage" office:value="0.9482" calcext:value-type="percentage">
            <text:p>94.82%</text:p>
          </table:table-cell>
          <table:table-cell table:style-name="ce12" office:value-type="percentage" office:value="0.0624" calcext:value-type="percentage">
            <text:p>6.24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17.05024" calcext:value-type="float">
            <text:p>17.05024</text:p>
          </table:table-cell>
          <table:table-cell table:style-name="ce1" office:value-type="float" office:value="7.0928" calcext:value-type="float">
            <text:p>7.0928</text:p>
          </table:table-cell>
          <table:table-cell table:style-name="ce1" office:value-type="float" office:value="2.6354" calcext:value-type="float">
            <text:p>2.6354</text:p>
          </table:table-cell>
          <table:table-cell table:style-name="ce1" office:value-type="float" office:value="2.3666" calcext:value-type="float">
            <text:p>2.3666</text:p>
          </table:table-cell>
          <table:table-cell table:style-name="ce1" office:value-type="float" office:value="20.679" calcext:value-type="float">
            <text:p>20.679</text:p>
          </table:table-cell>
          <table:table-cell table:style-name="ce1" office:value-type="float" office:value="87.019" calcext:value-type="float">
            <text:p>87.019</text:p>
          </table:table-cell>
          <table:table-cell table:style-name="ce1" office:value-type="float" office:value="19.177" calcext:value-type="float">
            <text:p>19.177</text:p>
          </table:table-cell>
          <table:table-cell table:style-name="ce1"/>
          <table:table-cell table:style-name="ce1" office:value-type="string" calcext:value-type="string">
            <text:p>CN</text:p>
          </table:table-cell>
          <table:table-cell table:style-name="ce6" office:value-type="percentage" office:value="0.94" calcext:value-type="percentage">
            <text:p>94.00%</text:p>
          </table:table-cell>
          <table:table-cell table:style-name="ce12" office:value-type="percentage" office:value="0.8996" calcext:value-type="percentage">
            <text:p>89.96%</text:p>
          </table:table-cell>
          <table:table-cell table:style-name="ce6" office:value-type="percentage" office:value="0.0936" calcext:value-type="percentage">
            <text:p>9.36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16.970432" calcext:value-type="float">
            <text:p>16.970432</text:p>
          </table:table-cell>
          <table:table-cell table:style-name="ce1" office:value-type="float" office:value="6.6651" calcext:value-type="float">
            <text:p>6.6651</text:p>
          </table:table-cell>
          <table:table-cell table:style-name="ce1" office:value-type="float" office:value="2.7044" calcext:value-type="float">
            <text:p>2.7044</text:p>
          </table:table-cell>
          <table:table-cell table:style-name="ce1" office:value-type="float" office:value="2.4444" calcext:value-type="float">
            <text:p>2.4444</text:p>
          </table:table-cell>
          <table:table-cell table:style-name="ce1" office:value-type="float" office:value="15.205" calcext:value-type="float">
            <text:p>15.205</text:p>
          </table:table-cell>
          <table:table-cell table:style-name="ce1" office:value-type="float" office:value="67.38" calcext:value-type="float">
            <text:p>67.38</text:p>
          </table:table-cell>
          <table:table-cell table:style-name="ce1" office:value-type="float" office:value="32.815" calcext:value-type="float">
            <text:p>32.815</text:p>
          </table:table-cell>
          <table:table-cell/>
          <table:table-cell table:style-name="ce1" office:value-type="string" calcext:value-type="string">
            <text:p>VN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8793" calcext:value-type="percentage">
            <text:p>87.93%</text:p>
          </table:table-cell>
          <table:table-cell table:style-name="ce12" office:value-type="percentage" office:value="0.0936" calcext:value-type="percentage">
            <text:p>9.36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16.07152" calcext:value-type="float">
            <text:p>16.07152</text:p>
          </table:table-cell>
          <table:table-cell table:style-name="ce1" office:value-type="float" office:value="6.8214" calcext:value-type="float">
            <text:p>6.8214</text:p>
          </table:table-cell>
          <table:table-cell table:style-name="ce1" office:value-type="float" office:value="2.6271" calcext:value-type="float">
            <text:p>2.6271</text:p>
          </table:table-cell>
          <table:table-cell table:style-name="ce1" office:value-type="float" office:value="2.3443" calcext:value-type="float">
            <text:p>2.3443</text:p>
          </table:table-cell>
          <table:table-cell table:style-name="ce1" office:value-type="float" office:value="20.615" calcext:value-type="float">
            <text:p>20.615</text:p>
          </table:table-cell>
          <table:table-cell table:style-name="ce1" office:value-type="float" office:value="82.844" calcext:value-type="float">
            <text:p>82.844</text:p>
          </table:table-cell>
          <table:table-cell table:style-name="ce1" office:value-type="float" office:value="24.201" calcext:value-type="float">
            <text:p>24.201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14.47072" calcext:value-type="float">
            <text:p>14.47072</text:p>
          </table:table-cell>
          <table:table-cell table:style-name="ce1" office:value-type="float" office:value="7.1281" calcext:value-type="float">
            <text:p>7.1281</text:p>
          </table:table-cell>
          <table:table-cell table:style-name="ce1" office:value-type="float" office:value="2.5871" calcext:value-type="float">
            <text:p>2.5871</text:p>
          </table:table-cell>
          <table:table-cell table:style-name="ce1" office:value-type="float" office:value="2.4536" calcext:value-type="float">
            <text:p>2.4536</text:p>
          </table:table-cell>
          <table:table-cell table:style-name="ce1" office:value-type="float" office:value="20.135" calcext:value-type="float">
            <text:p>20.135</text:p>
          </table:table-cell>
          <table:table-cell table:style-name="ce1" office:value-type="float" office:value="90.072" calcext:value-type="float">
            <text:p>90.072</text:p>
          </table:table-cell>
          <table:table-cell table:style-name="ce1" office:value-type="float" office:value="27.207" calcext:value-type="float">
            <text:p>27.207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7.011999" calcext:value-type="float">
            <text:p>17.011999</text:p>
          </table:table-cell>
          <table:table-cell table:style-name="ce1" office:value-type="float" office:value="7.3784" calcext:value-type="float">
            <text:p>7.3784</text:p>
          </table:table-cell>
          <table:table-cell table:style-name="ce1" office:value-type="float" office:value="2.8002" calcext:value-type="float">
            <text:p>2.8002</text:p>
          </table:table-cell>
          <table:table-cell table:style-name="ce1" office:value-type="float" office:value="2.4709" calcext:value-type="float">
            <text:p>2.4709</text:p>
          </table:table-cell>
          <table:table-cell table:style-name="ce1" office:value-type="float" office:value="20.841" calcext:value-type="float">
            <text:p>20.841</text:p>
          </table:table-cell>
          <table:table-cell table:style-name="ce1" office:value-type="float" office:value="80.861" calcext:value-type="float">
            <text:p>80.861</text:p>
          </table:table-cell>
          <table:table-cell table:style-name="ce1" office:value-type="float" office:value="20.71" calcext:value-type="float">
            <text:p>20.7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6.069281" calcext:value-type="float">
            <text:p>16.069281</text:p>
          </table:table-cell>
          <table:table-cell table:style-name="ce2" office:value-type="float" office:value="6.9381" calcext:value-type="float">
            <text:p>6.9381</text:p>
          </table:table-cell>
          <table:table-cell table:style-name="ce2" office:value-type="float" office:value="2.6369" calcext:value-type="float">
            <text:p>2.6369</text:p>
          </table:table-cell>
          <table:table-cell table:style-name="ce1" office:value-type="float" office:value="2.4638" calcext:value-type="float">
            <text:p>2.4638</text:p>
          </table:table-cell>
          <table:table-cell table:style-name="ce1" office:value-type="float" office:value="11.203" calcext:value-type="float">
            <text:p>11.203</text:p>
          </table:table-cell>
          <table:table-cell table:style-name="ce1" office:value-type="float" office:value="87.968" calcext:value-type="float">
            <text:p>87.968</text:p>
          </table:table-cell>
          <table:table-cell table:style-name="ce1" office:value-type="float" office:value="26.697" calcext:value-type="float">
            <text:p>26.697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17.44544" calcext:value-type="float">
            <text:p>17.44544</text:p>
          </table:table-cell>
          <table:table-cell table:style-name="ce1" office:value-type="float" office:value="7.458" calcext:value-type="float">
            <text:p>7.458</text:p>
          </table:table-cell>
          <table:table-cell table:style-name="ce1" office:value-type="float" office:value="2.7148" calcext:value-type="float">
            <text:p>2.7148</text:p>
          </table:table-cell>
          <table:table-cell table:style-name="ce1" office:value-type="float" office:value="2.522" calcext:value-type="float">
            <text:p>2.522</text:p>
          </table:table-cell>
          <table:table-cell table:style-name="ce1" office:value-type="float" office:value="20.551" calcext:value-type="float">
            <text:p>20.551</text:p>
          </table:table-cell>
          <table:table-cell table:style-name="ce1" office:value-type="float" office:value="90.081" calcext:value-type="float">
            <text:p>90.081</text:p>
          </table:table-cell>
          <table:table-cell table:style-name="ce1" office:value-type="float" office:value="23.592" calcext:value-type="float">
            <text:p>23.592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15.380768" calcext:value-type="float">
            <text:p>15.380768</text:p>
          </table:table-cell>
          <table:table-cell table:style-name="ce2" office:value-type="float" office:value="7.112" calcext:value-type="float">
            <text:p>7.112</text:p>
          </table:table-cell>
          <table:table-cell table:style-name="ce2" office:value-type="float" office:value="2.6074" calcext:value-type="float">
            <text:p>2.6074</text:p>
          </table:table-cell>
          <table:table-cell table:style-name="ce2" office:value-type="float" office:value="2.4063" calcext:value-type="float">
            <text:p>2.4063</text:p>
          </table:table-cell>
          <table:table-cell table:style-name="ce2" office:value-type="float" office:value="20.551" calcext:value-type="float">
            <text:p>20.551</text:p>
          </table:table-cell>
          <table:table-cell table:style-name="ce2" office:value-type="float" office:value="84.448" calcext:value-type="float">
            <text:p>84.448</text:p>
          </table:table-cell>
          <table:table-cell table:style-name="ce1" office:value-type="float" office:value="25.996" calcext:value-type="float">
            <text:p>25.996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6.750561" calcext:value-type="float">
            <text:p>16.750561</text:p>
          </table:table-cell>
          <table:table-cell table:style-name="ce2" office:value-type="float" office:value="7.3414" calcext:value-type="float">
            <text:p>7.3414</text:p>
          </table:table-cell>
          <table:table-cell table:style-name="ce2" office:value-type="float" office:value="2.6497" calcext:value-type="float">
            <text:p>2.6497</text:p>
          </table:table-cell>
          <table:table-cell table:style-name="ce2" office:value-type="float" office:value="2.5164" calcext:value-type="float">
            <text:p>2.5164</text:p>
          </table:table-cell>
          <table:table-cell table:style-name="ce2" office:value-type="float" office:value="20.488" calcext:value-type="float">
            <text:p>20.488</text:p>
          </table:table-cell>
          <table:table-cell table:style-name="ce2" office:value-type="float" office:value="89.123" calcext:value-type="float">
            <text:p>89.123</text:p>
          </table:table-cell>
          <table:table-cell table:style-name="ce1" office:value-type="float" office:value="25.958" calcext:value-type="float">
            <text:p>25.95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5.82976" calcext:value-type="float">
            <text:p>15.82976</text:p>
          </table:table-cell>
          <table:table-cell table:style-name="ce2" office:value-type="float" office:value="7.2399" calcext:value-type="float">
            <text:p>7.2399</text:p>
          </table:table-cell>
          <table:table-cell table:style-name="ce2" office:value-type="float" office:value="2.7229" calcext:value-type="float">
            <text:p>2.7229</text:p>
          </table:table-cell>
          <table:table-cell table:style-name="ce2" office:value-type="float" office:value="2.5426" calcext:value-type="float">
            <text:p>2.5426</text:p>
          </table:table-cell>
          <table:table-cell table:style-name="ce2" office:value-type="float" office:value="20.52" calcext:value-type="float">
            <text:p>20.52</text:p>
          </table:table-cell>
          <table:table-cell table:style-name="ce2" office:value-type="float" office:value="82.17" calcext:value-type="float">
            <text:p>82.17</text:p>
          </table:table-cell>
          <table:table-cell table:style-name="ce2" office:value-type="float" office:value="19.109" calcext:value-type="float">
            <text:p>19.109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5.76432" calcext:value-type="float">
            <text:p>15.76432</text:p>
          </table:table-cell>
          <table:table-cell table:style-name="ce2" office:value-type="float" office:value="7.015" calcext:value-type="float">
            <text:p>7.015</text:p>
          </table:table-cell>
          <table:table-cell table:style-name="ce2" office:value-type="float" office:value="2.5893" calcext:value-type="float">
            <text:p>2.5893</text:p>
          </table:table-cell>
          <table:table-cell table:style-name="ce2" office:value-type="float" office:value="2.4404" calcext:value-type="float">
            <text:p>2.4404</text:p>
          </table:table-cell>
          <table:table-cell table:style-name="ce2" office:value-type="float" office:value="20.005" calcext:value-type="float">
            <text:p>20.005</text:p>
          </table:table-cell>
          <table:table-cell table:style-name="ce2" office:value-type="float" office:value="83.2" calcext:value-type="float">
            <text:p>83.2</text:p>
          </table:table-cell>
          <table:table-cell table:style-name="ce2" office:value-type="float" office:value="33.542" calcext:value-type="float">
            <text:p>33.54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6.58576" calcext:value-type="float">
            <text:p>16.58576</text:p>
          </table:table-cell>
          <table:table-cell table:style-name="ce2" office:value-type="float" office:value="6.9003" calcext:value-type="float">
            <text:p>6.9003</text:p>
          </table:table-cell>
          <table:table-cell table:style-name="ce2" office:value-type="float" office:value="2.6563" calcext:value-type="float">
            <text:p>2.6563</text:p>
          </table:table-cell>
          <table:table-cell table:style-name="ce2" office:value-type="float" office:value="2.4382" calcext:value-type="float">
            <text:p>2.4382</text:p>
          </table:table-cell>
          <table:table-cell table:style-name="ce2" office:value-type="float" office:value="21.255" calcext:value-type="float">
            <text:p>21.255</text:p>
          </table:table-cell>
          <table:table-cell table:style-name="ce2" office:value-type="float" office:value="86.49" calcext:value-type="float">
            <text:p>86.49</text:p>
          </table:table-cell>
          <table:table-cell table:style-name="ce2" office:value-type="float" office:value="23.946" calcext:value-type="float">
            <text:p>23.946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5.844128" calcext:value-type="float">
            <text:p>15.844128</text:p>
          </table:table-cell>
          <table:table-cell table:style-name="ce2" office:value-type="float" office:value="7.145" calcext:value-type="float">
            <text:p>7.145</text:p>
          </table:table-cell>
          <table:table-cell table:style-name="ce2" office:value-type="float" office:value="2.6915" calcext:value-type="float">
            <text:p>2.6915</text:p>
          </table:table-cell>
          <table:table-cell table:style-name="ce2" office:value-type="float" office:value="2.4389" calcext:value-type="float">
            <text:p>2.4389</text:p>
          </table:table-cell>
          <table:table-cell table:style-name="ce2" office:value-type="float" office:value="11.046" calcext:value-type="float">
            <text:p>11.046</text:p>
          </table:table-cell>
          <table:table-cell table:style-name="ce2" office:value-type="float" office:value="88.867" calcext:value-type="float">
            <text:p>88.867</text:p>
          </table:table-cell>
          <table:table-cell table:style-name="ce2" office:value-type="float" office:value="23.595" calcext:value-type="float">
            <text:p>23.59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5.52048" calcext:value-type="float">
            <text:p>15.52048</text:p>
          </table:table-cell>
          <table:table-cell table:style-name="ce2" office:value-type="float" office:value="7.3088" calcext:value-type="float">
            <text:p>7.3088</text:p>
          </table:table-cell>
          <table:table-cell table:style-name="ce2" office:value-type="float" office:value="2.6766" calcext:value-type="float">
            <text:p>2.6766</text:p>
          </table:table-cell>
          <table:table-cell table:style-name="ce2" office:value-type="float" office:value="2.4853" calcext:value-type="float">
            <text:p>2.4853</text:p>
          </table:table-cell>
          <table:table-cell table:style-name="ce2" office:value-type="float" office:value="19.816" calcext:value-type="float">
            <text:p>19.816</text:p>
          </table:table-cell>
          <table:table-cell table:style-name="ce2" office:value-type="float" office:value="84.454" calcext:value-type="float">
            <text:p>84.454</text:p>
          </table:table-cell>
          <table:table-cell table:style-name="ce2" office:value-type="float" office:value="19.628" calcext:value-type="float">
            <text:p>19.62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7.02416" calcext:value-type="float">
            <text:p>17.02416</text:p>
          </table:table-cell>
          <table:table-cell table:style-name="ce1" office:value-type="float" office:value="7.241" calcext:value-type="float">
            <text:p>7.241</text:p>
          </table:table-cell>
          <table:table-cell table:style-name="ce1" office:value-type="float" office:value="2.6107" calcext:value-type="float">
            <text:p>2.6107</text:p>
          </table:table-cell>
          <table:table-cell table:style-name="ce1" office:value-type="float" office:value="2.4493" calcext:value-type="float">
            <text:p>2.4493</text:p>
          </table:table-cell>
          <table:table-cell table:style-name="ce1" office:value-type="float" office:value="20.68" calcext:value-type="float">
            <text:p>20.68</text:p>
          </table:table-cell>
          <table:table-cell table:style-name="ce1" office:value-type="float" office:value="83.233" calcext:value-type="float">
            <text:p>83.233</text:p>
          </table:table-cell>
          <table:table-cell table:style-name="ce2" office:value-type="float" office:value="35.982" calcext:value-type="float">
            <text:p>35.98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6.350241" calcext:value-type="float">
            <text:p>16.350241</text:p>
          </table:table-cell>
          <table:table-cell table:style-name="ce1" office:value-type="float" office:value="6.8665" calcext:value-type="float">
            <text:p>6.8665</text:p>
          </table:table-cell>
          <table:table-cell table:style-name="ce1" office:value-type="float" office:value="2.7628" calcext:value-type="float">
            <text:p>2.7628</text:p>
          </table:table-cell>
          <table:table-cell table:style-name="ce1" office:value-type="float" office:value="2.5035" calcext:value-type="float">
            <text:p>2.5035</text:p>
          </table:table-cell>
          <table:table-cell table:style-name="ce1" office:value-type="float" office:value="20.041" calcext:value-type="float">
            <text:p>20.041</text:p>
          </table:table-cell>
          <table:table-cell table:style-name="ce1" office:value-type="float" office:value="85.305" calcext:value-type="float">
            <text:p>85.305</text:p>
          </table:table-cell>
          <table:table-cell table:style-name="ce2" office:value-type="float" office:value="26.504" calcext:value-type="float">
            <text:p>26.504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6.77632" calcext:value-type="float">
            <text:p>16.77632</text:p>
          </table:table-cell>
          <table:table-cell table:style-name="ce1" office:value-type="float" office:value="6.9976" calcext:value-type="float">
            <text:p>6.9976</text:p>
          </table:table-cell>
          <table:table-cell table:style-name="ce1" office:value-type="float" office:value="2.6072" calcext:value-type="float">
            <text:p>2.6072</text:p>
          </table:table-cell>
          <table:table-cell table:style-name="ce1" office:value-type="float" office:value="2.4787" calcext:value-type="float">
            <text:p>2.4787</text:p>
          </table:table-cell>
          <table:table-cell table:style-name="ce1" office:value-type="float" office:value="20.582" calcext:value-type="float">
            <text:p>20.582</text:p>
          </table:table-cell>
          <table:table-cell table:style-name="ce1" office:value-type="float" office:value="80.795" calcext:value-type="float">
            <text:p>80.795</text:p>
          </table:table-cell>
          <table:table-cell table:style-name="ce1" office:value-type="float" office:value="20.549" calcext:value-type="float">
            <text:p>20.549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Default" office:value-type="float" office:value="16.58032" calcext:value-type="float">
            <text:p>16.58032</text:p>
          </table:table-cell>
          <table:table-cell table:style-name="ce1" office:value-type="float" office:value="7.1454" calcext:value-type="float">
            <text:p>7.1454</text:p>
          </table:table-cell>
          <table:table-cell table:style-name="ce1" office:value-type="float" office:value="2.6251" calcext:value-type="float">
            <text:p>2.6251</text:p>
          </table:table-cell>
          <table:table-cell table:style-name="ce1" office:value-type="float" office:value="2.3852" calcext:value-type="float">
            <text:p>2.3852</text:p>
          </table:table-cell>
          <table:table-cell table:style-name="ce1" office:value-type="float" office:value="20.487" calcext:value-type="float">
            <text:p>20.487</text:p>
          </table:table-cell>
          <table:table-cell table:style-name="ce1" office:value-type="float" office:value="80.54" calcext:value-type="float">
            <text:p>80.54</text:p>
          </table:table-cell>
          <table:table-cell office:value-type="float" office:value="23.754" calcext:value-type="float">
            <text:p>23.754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6.172319" calcext:value-type="float">
            <text:p>16.172319</text:p>
          </table:table-cell>
          <table:table-cell table:style-name="ce1" office:value-type="float" office:value="7.3476" calcext:value-type="float">
            <text:p>7.3476</text:p>
          </table:table-cell>
          <table:table-cell table:style-name="ce1" office:value-type="float" office:value="2.6809" calcext:value-type="float">
            <text:p>2.6809</text:p>
          </table:table-cell>
          <table:table-cell table:style-name="ce1" office:value-type="float" office:value="2.5377" calcext:value-type="float">
            <text:p>2.5377</text:p>
          </table:table-cell>
          <table:table-cell table:style-name="ce1" office:value-type="float" office:value="11.238" calcext:value-type="float">
            <text:p>11.238</text:p>
          </table:table-cell>
          <table:table-cell table:style-name="ce1" office:value-type="float" office:value="75.036" calcext:value-type="float">
            <text:p>75.036</text:p>
          </table:table-cell>
          <table:table-cell office:value-type="float" office:value="23.434" calcext:value-type="float">
            <text:p>23.434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66:.B85])" office:value-type="float" office:value="16.23409445" calcext:value-type="float">
            <text:p>16.23409445</text:p>
          </table:table-cell>
          <table:table-cell table:style-name="ce3" table:formula="of:=AVERAGE([.C66:.C85])" office:value-type="float" office:value="7.106775" calcext:value-type="float">
            <text:p>7.106775</text:p>
          </table:table-cell>
          <table:table-cell table:style-name="ce3" table:formula="of:=AVERAGE([.D66:.D85])" office:value-type="float" office:value="2.65629" calcext:value-type="float">
            <text:p>2.65629</text:p>
          </table:table-cell>
          <table:table-cell table:style-name="ce3" table:formula="of:=AVERAGE([.E66:.E85])" office:value-type="float" office:value="2.45429" calcext:value-type="float">
            <text:p>2.45429</text:p>
          </table:table-cell>
          <table:table-cell table:style-name="ce3" table:formula="of:=AVERAGE([.F66:.F85])/1000" office:value-type="float" office:value="0.01884845" calcext:value-type="float">
            <text:p>0.01884845</text:p>
          </table:table-cell>
          <table:table-cell table:style-name="ce3" table:formula="of:=AVERAGE([.G66:.G85])/1000" office:value-type="float" office:value="0.08382215" calcext:value-type="float">
            <text:p>0.08382215</text:p>
          </table:table-cell>
          <table:table-cell table:style-name="ce3" table:formula="of:=AVERAGE([.H66:.H85])/1000" office:value-type="float" office:value="0.02503135" calcext:value-type="float">
            <text:p>0.0250313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66:.B85])" office:value-type="float" office:value="0.766196990018025" calcext:value-type="float">
            <text:p>0.76619699</text:p>
          </table:table-cell>
          <table:table-cell table:style-name="ce3" table:formula="of:=STDEV([.C66:.C85])" office:value-type="float" office:value="0.208877024699627" calcext:value-type="float">
            <text:p>0.2088770247</text:p>
          </table:table-cell>
          <table:table-cell table:style-name="ce3" table:formula="of:=STDEV([.D66:.D85])" office:value-type="float" office:value="0.0636442571932788" calcext:value-type="float">
            <text:p>0.0636442572</text:p>
          </table:table-cell>
          <table:table-cell table:style-name="ce3" table:formula="of:=STDEV([.E66:.E85])" office:value-type="float" office:value="0.0554511155029934" calcext:value-type="float">
            <text:p>0.0554511155</text:p>
          </table:table-cell>
          <table:table-cell table:style-name="ce3" table:formula="of:=STDEV([.F66:.F85])/1000" office:value-type="float" office:value="0.003533277924549" calcext:value-type="float">
            <text:p>0.0035332779</text:p>
          </table:table-cell>
          <table:table-cell table:style-name="ce3" table:formula="of:=STDEV([.G66:.G85])/1000" office:value-type="float" office:value="0.00541656181758172" calcext:value-type="float">
            <text:p>0.0054165618</text:p>
          </table:table-cell>
          <table:table-cell table:style-name="ce3" table:formula="of:=STDEV([.H66:.H85])/1000" office:value-type="float" office:value="0.0046596489846904" calcext:value-type="float">
            <text:p>0.00465964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88]/[.B87])*100" office:value-type="float" office:value="4.71967803549415" calcext:value-type="float">
            <text:p>4.7196780355</text:p>
          </table:table-cell>
          <table:table-cell table:style-name="ce3" table:formula="of:=([.C88]/[.C87])*100" office:value-type="float" office:value="2.93912533743684" calcext:value-type="float">
            <text:p>2.9391253374</text:p>
          </table:table-cell>
          <table:table-cell table:style-name="ce3" table:formula="of:=([.D88]/[.D87])*100" office:value-type="float" office:value="2.39598301364982" calcext:value-type="float">
            <text:p>2.3959830136</text:p>
          </table:table-cell>
          <table:table-cell table:style-name="ce3" table:formula="of:=([.E88]/[.E87])*100" office:value-type="float" office:value="2.25935466073665" calcext:value-type="float">
            <text:p>2.2593546607</text:p>
          </table:table-cell>
          <table:table-cell table:style-name="ce3" table:formula="of:=([.F88]/[.F87])*100" office:value-type="float" office:value="18.745721396449" calcext:value-type="float">
            <text:p>18.7457213964</text:p>
          </table:table-cell>
          <table:table-cell table:style-name="ce3" table:formula="of:=([.G88]/[.G87])*100" office:value-type="float" office:value="6.46196956005271" calcext:value-type="float">
            <text:p>6.4619695601</text:p>
          </table:table-cell>
          <table:table-cell table:style-name="ce3" table:formula="of:=([.H88]/[.H87])*100" office:value-type="float" office:value="18.6152524122367" calcext:value-type="float">
            <text:p>18.6152524122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4*384)/([.B87]*10^(-3)))/1000" office:value-type="float" office:value="94.6156870486854" calcext:value-type="float">
            <text:p>94.6156870487</text:p>
          </table:table-cell>
          <table:table-cell table:style-name="ce4" table:formula="of:=((4*384)/([.C87]*10^(-3)))/1000" office:value-type="float" office:value="216.131789735851" calcext:value-type="float">
            <text:p>216.1317897359</text:p>
          </table:table-cell>
          <table:table-cell table:style-name="ce4" table:formula="of:=((4*384)/([.D87]*10^(-3)))/1000" office:value-type="float" office:value="578.250115762963" calcext:value-type="float">
            <text:p>578.250115763</text:p>
          </table:table-cell>
          <table:table-cell table:style-name="ce4" table:formula="of:=((4*384)/([.E87]*10^(-3)))/1000" office:value-type="float" office:value="625.842911799339" calcext:value-type="float">
            <text:p>625.8429117993</text:p>
          </table:table-cell>
          <table:table-cell table:style-name="ce4" table:formula="of:=((4*384)/([.F87]*10^(-3)))/1000" office:value-type="float" office:value="81492.112083487" calcext:value-type="float">
            <text:p>81492.112083487</text:p>
          </table:table-cell>
          <table:table-cell table:style-name="ce4" table:formula="of:=((4*384)/([.G87]*10^(-3)))/1000" office:value-type="float" office:value="18324.5120770584" calcext:value-type="float">
            <text:p>18324.5120770584</text:p>
          </table:table-cell>
          <table:table-cell table:style-name="ce4" table:formula="of:=((4*384)/([.H87]*10^(-3)))/1000" office:value-type="float" office:value="61363.0507343791" calcext:value-type="float">
            <text:p>61363.050734379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1"/>
          <table:table-cell table:style-name="Default" table:number-columns-repeated="5"/>
          <table:table-cell table:style-name="ce1" table:formula="of:=[.C87]+[.D87]+[.E87]" office:value-type="float" office:value="12.217355" calcext:value-type="float">
            <text:p>12.21735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10" office:value-type="string" calcext:value-type="string" table:number-columns-spanned="7" table:number-rows-spanned="1">
            <text:p>Q32</text:p>
          </table:table-cell>
          <table:covered-table-cell table:number-columns-repeated="6" table:style-name="Default"/>
          <table:table-cell table:number-columns-repeated="1016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number-columns-repeated="1016"/>
        </table:table-row>
        <table:table-row table:style-name="ro1">
          <table:table-cell table:style-name="ce6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/>
          <table:table-cell table:style-name="Default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15.102272" calcext:value-type="float">
            <text:p>15.102272</text:p>
          </table:table-cell>
          <table:table-cell table:style-name="ce1" office:value-type="float" office:value="18.743" calcext:value-type="float">
            <text:p>18.743</text:p>
          </table:table-cell>
          <table:table-cell table:style-name="ce1" office:value-type="float" office:value="5.1272" calcext:value-type="float">
            <text:p>5.1272</text:p>
          </table:table-cell>
          <table:table-cell table:style-name="ce1" office:value-type="float" office:value="2.5758" calcext:value-type="float">
            <text:p>2.5758</text:p>
          </table:table-cell>
          <table:table-cell table:style-name="ce1" office:value-type="float" office:value="30.029" calcext:value-type="float">
            <text:p>30.029</text:p>
          </table:table-cell>
          <table:table-cell table:style-name="ce1" office:value-type="float" office:value="64.504" calcext:value-type="float">
            <text:p>64.504</text:p>
          </table:table-cell>
          <table:table-cell table:style-name="ce1" office:value-type="float" office:value="23.723" calcext:value-type="float">
            <text:p>23.723</text:p>
          </table:table-cell>
          <table:table-cell/>
          <table:table-cell table:style-name="ce1" office:value-type="string" calcext:value-type="string">
            <text:p>FB_metrics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4792" calcext:value-type="percentage">
            <text:p>47.92%</text:p>
          </table:table-cell>
          <table:table-cell table:style-name="ce12" office:value-type="percentage" office:value="0.1249" calcext:value-type="percentage">
            <text:p>12.49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17.804159" calcext:value-type="float">
            <text:p>17.804159</text:p>
          </table:table-cell>
          <table:table-cell table:style-name="ce1" office:value-type="float" office:value="12.149" calcext:value-type="float">
            <text:p>12.149</text:p>
          </table:table-cell>
          <table:table-cell table:style-name="ce1" office:value-type="float" office:value="5.5401" calcext:value-type="float">
            <text:p>5.5401</text:p>
          </table:table-cell>
          <table:table-cell table:style-name="ce1" office:value-type="float" office:value="2.5807" calcext:value-type="float">
            <text:p>2.5807</text:p>
          </table:table-cell>
          <table:table-cell table:style-name="ce1" office:value-type="float" office:value="29.418" calcext:value-type="float">
            <text:p>29.418</text:p>
          </table:table-cell>
          <table:table-cell table:style-name="ce1" office:value-type="float" office:value="64.214" calcext:value-type="float">
            <text:p>64.214</text:p>
          </table:table-cell>
          <table:table-cell table:style-name="ce1" office:value-type="float" office:value="21.128" calcext:value-type="float">
            <text:p>21.128</text:p>
          </table:table-cell>
          <table:table-cell/>
          <table:table-cell table:style-name="ce1" office:value-type="string" calcext:value-type="string">
            <text:p>CN</text:p>
          </table:table-cell>
          <table:table-cell table:style-name="ce6" office:value-type="percentage" office:value="0.94" calcext:value-type="percentage">
            <text:p>94.00%</text:p>
          </table:table-cell>
          <table:table-cell table:style-name="ce12" office:value-type="percentage" office:value="0.8241" calcext:value-type="percentage">
            <text:p>82.41%</text:p>
          </table:table-cell>
          <table:table-cell table:style-name="ce6" office:value-type="percentage" office:value="0.186" calcext:value-type="percentage">
            <text:p>18.60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17.115232" calcext:value-type="float">
            <text:p>17.115232</text:p>
          </table:table-cell>
          <table:table-cell table:style-name="ce1" office:value-type="float" office:value="11.478" calcext:value-type="float">
            <text:p>11.478</text:p>
          </table:table-cell>
          <table:table-cell table:style-name="ce1" office:value-type="float" office:value="5.8611" calcext:value-type="float">
            <text:p>5.8611</text:p>
          </table:table-cell>
          <table:table-cell table:style-name="ce1" office:value-type="float" office:value="2.6285" calcext:value-type="float">
            <text:p>2.6285</text:p>
          </table:table-cell>
          <table:table-cell table:style-name="ce1" office:value-type="float" office:value="29.417" calcext:value-type="float">
            <text:p>29.417</text:p>
          </table:table-cell>
          <table:table-cell table:style-name="ce1" office:value-type="float" office:value="59.286" calcext:value-type="float">
            <text:p>59.286</text:p>
          </table:table-cell>
          <table:table-cell table:style-name="ce1" office:value-type="float" office:value="20.996" calcext:value-type="float">
            <text:p>20.996</text:p>
          </table:table-cell>
          <table:table-cell/>
          <table:table-cell table:style-name="ce1" office:value-type="string" calcext:value-type="string">
            <text:p>VN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8733" calcext:value-type="percentage">
            <text:p>87.33%</text:p>
          </table:table-cell>
          <table:table-cell table:style-name="ce12" office:value-type="percentage" office:value="0.1868" calcext:value-type="percentage">
            <text:p>18.68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15.44" calcext:value-type="float">
            <text:p>15.44</text:p>
          </table:table-cell>
          <table:table-cell table:style-name="ce1" office:value-type="float" office:value="15.402" calcext:value-type="float">
            <text:p>15.402</text:p>
          </table:table-cell>
          <table:table-cell table:style-name="ce1" office:value-type="float" office:value="5.3621" calcext:value-type="float">
            <text:p>5.3621</text:p>
          </table:table-cell>
          <table:table-cell table:style-name="ce1" office:value-type="float" office:value="2.6434" calcext:value-type="float">
            <text:p>2.6434</text:p>
          </table:table-cell>
          <table:table-cell table:style-name="ce1" office:value-type="float" office:value="30.154" calcext:value-type="float">
            <text:p>30.154</text:p>
          </table:table-cell>
          <table:table-cell table:style-name="ce1" office:value-type="float" office:value="64.504" calcext:value-type="float">
            <text:p>64.504</text:p>
          </table:table-cell>
          <table:table-cell table:style-name="ce1" office:value-type="float" office:value="28.877" calcext:value-type="float">
            <text:p>28.877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14.678752" calcext:value-type="float">
            <text:p>14.678752</text:p>
          </table:table-cell>
          <table:table-cell table:style-name="ce1" office:value-type="float" office:value="13.124" calcext:value-type="float">
            <text:p>13.124</text:p>
          </table:table-cell>
          <table:table-cell table:style-name="ce1" office:value-type="float" office:value="5.7523" calcext:value-type="float">
            <text:p>5.7523</text:p>
          </table:table-cell>
          <table:table-cell table:style-name="ce1" office:value-type="float" office:value="2.5195" calcext:value-type="float">
            <text:p>2.5195</text:p>
          </table:table-cell>
          <table:table-cell table:style-name="ce1" office:value-type="float" office:value="29.611" calcext:value-type="float">
            <text:p>29.611</text:p>
          </table:table-cell>
          <table:table-cell table:style-name="ce1" office:value-type="float" office:value="64.12" calcext:value-type="float">
            <text:p>64.12</text:p>
          </table:table-cell>
          <table:table-cell table:style-name="ce1" office:value-type="float" office:value="21.928" calcext:value-type="float">
            <text:p>21.92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6.093248" calcext:value-type="float">
            <text:p>16.093248</text:p>
          </table:table-cell>
          <table:table-cell table:style-name="ce1" office:value-type="float" office:value="11.07" calcext:value-type="float">
            <text:p>11.07</text:p>
          </table:table-cell>
          <table:table-cell table:style-name="ce1" office:value-type="float" office:value="5.1262" calcext:value-type="float">
            <text:p>5.1262</text:p>
          </table:table-cell>
          <table:table-cell table:style-name="ce1" office:value-type="float" office:value="2.669" calcext:value-type="float">
            <text:p>2.669</text:p>
          </table:table-cell>
          <table:table-cell table:style-name="ce1" office:value-type="float" office:value="30.668" calcext:value-type="float">
            <text:p>30.668</text:p>
          </table:table-cell>
          <table:table-cell table:style-name="ce1" office:value-type="float" office:value="64.849" calcext:value-type="float">
            <text:p>64.849</text:p>
          </table:table-cell>
          <table:table-cell table:style-name="ce1" office:value-type="float" office:value="25.992" calcext:value-type="float">
            <text:p>25.99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5.71072" calcext:value-type="float">
            <text:p>15.71072</text:p>
          </table:table-cell>
          <table:table-cell table:style-name="ce2" office:value-type="float" office:value="12.058" calcext:value-type="float">
            <text:p>12.058</text:p>
          </table:table-cell>
          <table:table-cell table:style-name="ce2" office:value-type="float" office:value="5.8455" calcext:value-type="float">
            <text:p>5.8455</text:p>
          </table:table-cell>
          <table:table-cell table:style-name="ce1" office:value-type="float" office:value="2.6641" calcext:value-type="float">
            <text:p>2.6641</text:p>
          </table:table-cell>
          <table:table-cell table:style-name="ce1" office:value-type="float" office:value="30.506" calcext:value-type="float">
            <text:p>30.506</text:p>
          </table:table-cell>
          <table:table-cell table:style-name="ce1" office:value-type="float" office:value="64.154" calcext:value-type="float">
            <text:p>64.154</text:p>
          </table:table-cell>
          <table:table-cell table:style-name="ce1" office:value-type="float" office:value="23.942" calcext:value-type="float">
            <text:p>23.942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17.116545" calcext:value-type="float">
            <text:p>17.116545</text:p>
          </table:table-cell>
          <table:table-cell table:style-name="ce1" office:value-type="float" office:value="14.514" calcext:value-type="float">
            <text:p>14.514</text:p>
          </table:table-cell>
          <table:table-cell table:style-name="ce1" office:value-type="float" office:value="5.7076" calcext:value-type="float">
            <text:p>5.7076</text:p>
          </table:table-cell>
          <table:table-cell table:style-name="ce1" office:value-type="float" office:value="2.6506" calcext:value-type="float">
            <text:p>2.6506</text:p>
          </table:table-cell>
          <table:table-cell table:style-name="ce1" office:value-type="float" office:value="23.433" calcext:value-type="float">
            <text:p>23.433</text:p>
          </table:table-cell>
          <table:table-cell table:style-name="ce1" office:value-type="float" office:value="65.815" calcext:value-type="float">
            <text:p>65.815</text:p>
          </table:table-cell>
          <table:table-cell table:style-name="ce1" office:value-type="float" office:value="26.858" calcext:value-type="float">
            <text:p>26.858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15.16976" calcext:value-type="float">
            <text:p>15.16976</text:p>
          </table:table-cell>
          <table:table-cell table:style-name="ce2" office:value-type="float" office:value="15.529" calcext:value-type="float">
            <text:p>15.529</text:p>
          </table:table-cell>
          <table:table-cell table:style-name="ce2" office:value-type="float" office:value="4.7919" calcext:value-type="float">
            <text:p>4.7919</text:p>
          </table:table-cell>
          <table:table-cell table:style-name="ce2" office:value-type="float" office:value="2.5641" calcext:value-type="float">
            <text:p>2.5641</text:p>
          </table:table-cell>
          <table:table-cell table:style-name="ce2" office:value-type="float" office:value="29.709" calcext:value-type="float">
            <text:p>29.709</text:p>
          </table:table-cell>
          <table:table-cell table:style-name="ce2" office:value-type="float" office:value="64.692" calcext:value-type="float">
            <text:p>64.692</text:p>
          </table:table-cell>
          <table:table-cell table:style-name="ce1" office:value-type="float" office:value="24.139" calcext:value-type="float">
            <text:p>24.139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6.2528" calcext:value-type="float">
            <text:p>16.2528</text:p>
          </table:table-cell>
          <table:table-cell table:style-name="ce2" office:value-type="float" office:value="14.882" calcext:value-type="float">
            <text:p>14.882</text:p>
          </table:table-cell>
          <table:table-cell table:style-name="ce2" office:value-type="float" office:value="4.6934" calcext:value-type="float">
            <text:p>4.6934</text:p>
          </table:table-cell>
          <table:table-cell table:style-name="ce2" office:value-type="float" office:value="2.562" calcext:value-type="float">
            <text:p>2.562</text:p>
          </table:table-cell>
          <table:table-cell table:style-name="ce2" office:value-type="float" office:value="30.735" calcext:value-type="float">
            <text:p>30.735</text:p>
          </table:table-cell>
          <table:table-cell table:style-name="ce2" office:value-type="float" office:value="63.107" calcext:value-type="float">
            <text:p>63.107</text:p>
          </table:table-cell>
          <table:table-cell table:style-name="ce1" office:value-type="float" office:value="29.261" calcext:value-type="float">
            <text:p>29.26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6.280577" calcext:value-type="float">
            <text:p>16.280577</text:p>
          </table:table-cell>
          <table:table-cell table:style-name="ce2" office:value-type="float" office:value="15.966" calcext:value-type="float">
            <text:p>15.966</text:p>
          </table:table-cell>
          <table:table-cell table:style-name="ce2" office:value-type="float" office:value="4.8829" calcext:value-type="float">
            <text:p>4.8829</text:p>
          </table:table-cell>
          <table:table-cell table:style-name="ce2" office:value-type="float" office:value="2.5205" calcext:value-type="float">
            <text:p>2.5205</text:p>
          </table:table-cell>
          <table:table-cell table:style-name="ce2" office:value-type="float" office:value="30.122" calcext:value-type="float">
            <text:p>30.122</text:p>
          </table:table-cell>
          <table:table-cell table:style-name="ce2" office:value-type="float" office:value="62.426" calcext:value-type="float">
            <text:p>62.426</text:p>
          </table:table-cell>
          <table:table-cell table:style-name="ce2" office:value-type="float" office:value="22.893" calcext:value-type="float">
            <text:p>22.89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6.65856" calcext:value-type="float">
            <text:p>16.65856</text:p>
          </table:table-cell>
          <table:table-cell table:style-name="ce2" office:value-type="float" office:value="13.083" calcext:value-type="float">
            <text:p>13.083</text:p>
          </table:table-cell>
          <table:table-cell table:style-name="ce2" office:value-type="float" office:value="5.9351" calcext:value-type="float">
            <text:p>5.9351</text:p>
          </table:table-cell>
          <table:table-cell table:style-name="ce2" office:value-type="float" office:value="2.6232" calcext:value-type="float">
            <text:p>2.6232</text:p>
          </table:table-cell>
          <table:table-cell table:style-name="ce2" office:value-type="float" office:value="30.89" calcext:value-type="float">
            <text:p>30.89</text:p>
          </table:table-cell>
          <table:table-cell table:style-name="ce2" office:value-type="float" office:value="66.077" calcext:value-type="float">
            <text:p>66.077</text:p>
          </table:table-cell>
          <table:table-cell table:style-name="ce2" office:value-type="float" office:value="24.072" calcext:value-type="float">
            <text:p>24.07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5.86128" calcext:value-type="float">
            <text:p>15.86128</text:p>
          </table:table-cell>
          <table:table-cell table:style-name="ce2" office:value-type="float" office:value="11.994" calcext:value-type="float">
            <text:p>11.994</text:p>
          </table:table-cell>
          <table:table-cell table:style-name="ce2" office:value-type="float" office:value="4.9778" calcext:value-type="float">
            <text:p>4.9778</text:p>
          </table:table-cell>
          <table:table-cell table:style-name="ce2" office:value-type="float" office:value="2.5003" calcext:value-type="float">
            <text:p>2.5003</text:p>
          </table:table-cell>
          <table:table-cell table:style-name="ce2" office:value-type="float" office:value="30.25" calcext:value-type="float">
            <text:p>30.25</text:p>
          </table:table-cell>
          <table:table-cell table:style-name="ce2" office:value-type="float" office:value="65.12" calcext:value-type="float">
            <text:p>65.12</text:p>
          </table:table-cell>
          <table:table-cell table:style-name="ce2" office:value-type="float" office:value="26.761" calcext:value-type="float">
            <text:p>26.76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6.158976" calcext:value-type="float">
            <text:p>16.158976</text:p>
          </table:table-cell>
          <table:table-cell table:style-name="ce2" office:value-type="float" office:value="13.009" calcext:value-type="float">
            <text:p>13.009</text:p>
          </table:table-cell>
          <table:table-cell table:style-name="ce2" office:value-type="float" office:value="6.2802" calcext:value-type="float">
            <text:p>6.2802</text:p>
          </table:table-cell>
          <table:table-cell table:style-name="ce2" office:value-type="float" office:value="2.6328" calcext:value-type="float">
            <text:p>2.6328</text:p>
          </table:table-cell>
          <table:table-cell table:style-name="ce2" office:value-type="float" office:value="31.469" calcext:value-type="float">
            <text:p>31.469</text:p>
          </table:table-cell>
          <table:table-cell table:style-name="ce2" office:value-type="float" office:value="58.109" calcext:value-type="float">
            <text:p>58.109</text:p>
          </table:table-cell>
          <table:table-cell table:style-name="ce2" office:value-type="float" office:value="33.068" calcext:value-type="float">
            <text:p>33.06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8.02128" calcext:value-type="float">
            <text:p>18.02128</text:p>
          </table:table-cell>
          <table:table-cell table:style-name="ce2" office:value-type="float" office:value="11.597" calcext:value-type="float">
            <text:p>11.597</text:p>
          </table:table-cell>
          <table:table-cell table:style-name="ce2" office:value-type="float" office:value="5.8296" calcext:value-type="float">
            <text:p>5.8296</text:p>
          </table:table-cell>
          <table:table-cell table:style-name="ce2" office:value-type="float" office:value="2.5895" calcext:value-type="float">
            <text:p>2.5895</text:p>
          </table:table-cell>
          <table:table-cell table:style-name="ce2" office:value-type="float" office:value="29.195" calcext:value-type="float">
            <text:p>29.195</text:p>
          </table:table-cell>
          <table:table-cell table:style-name="ce2" office:value-type="float" office:value="64.768" calcext:value-type="float">
            <text:p>64.768</text:p>
          </table:table-cell>
          <table:table-cell table:style-name="ce2" office:value-type="float" office:value="21.224" calcext:value-type="float">
            <text:p>21.224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6.236959" calcext:value-type="float">
            <text:p>16.236959</text:p>
          </table:table-cell>
          <table:table-cell table:style-name="ce1" office:value-type="float" office:value="14.98" calcext:value-type="float">
            <text:p>14.98</text:p>
          </table:table-cell>
          <table:table-cell table:style-name="ce1" office:value-type="float" office:value="5.6975" calcext:value-type="float">
            <text:p>5.6975</text:p>
          </table:table-cell>
          <table:table-cell table:style-name="ce1" office:value-type="float" office:value="2.6085" calcext:value-type="float">
            <text:p>2.6085</text:p>
          </table:table-cell>
          <table:table-cell table:style-name="ce1" office:value-type="float" office:value="30.218" calcext:value-type="float">
            <text:p>30.218</text:p>
          </table:table-cell>
          <table:table-cell table:style-name="ce1" office:value-type="float" office:value="61.908" calcext:value-type="float">
            <text:p>61.908</text:p>
          </table:table-cell>
          <table:table-cell table:style-name="ce2" office:value-type="float" office:value="31.215" calcext:value-type="float">
            <text:p>31.21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6.304865" calcext:value-type="float">
            <text:p>16.30486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.1994" calcext:value-type="float">
            <text:p>5.1994</text:p>
          </table:table-cell>
          <table:table-cell table:style-name="ce1" office:value-type="float" office:value="2.6924" calcext:value-type="float">
            <text:p>2.6924</text:p>
          </table:table-cell>
          <table:table-cell table:style-name="ce1" office:value-type="float" office:value="29.61" calcext:value-type="float">
            <text:p>29.61</text:p>
          </table:table-cell>
          <table:table-cell table:style-name="ce1" office:value-type="float" office:value="67.195" calcext:value-type="float">
            <text:p>67.195</text:p>
          </table:table-cell>
          <table:table-cell table:style-name="ce2" office:value-type="float" office:value="21.513" calcext:value-type="float">
            <text:p>21.51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5.958944" calcext:value-type="float">
            <text:p>15.958944</text:p>
          </table:table-cell>
          <table:table-cell table:style-name="ce1" office:value-type="float" office:value="11.208" calcext:value-type="float">
            <text:p>11.208</text:p>
          </table:table-cell>
          <table:table-cell table:style-name="ce1" office:value-type="float" office:value="5.6447" calcext:value-type="float">
            <text:p>5.6447</text:p>
          </table:table-cell>
          <table:table-cell table:style-name="ce1" office:value-type="float" office:value="2.5989" calcext:value-type="float">
            <text:p>2.5989</text:p>
          </table:table-cell>
          <table:table-cell table:style-name="ce1" office:value-type="float" office:value="29.067" calcext:value-type="float">
            <text:p>29.067</text:p>
          </table:table-cell>
          <table:table-cell table:style-name="ce1" office:value-type="float" office:value="66.009" calcext:value-type="float">
            <text:p>66.009</text:p>
          </table:table-cell>
          <table:table-cell table:style-name="ce1" office:value-type="float" office:value="24.714" calcext:value-type="float">
            <text:p>24.714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Default" office:value-type="float" office:value="15.88912" calcext:value-type="float">
            <text:p>15.88912</text:p>
          </table:table-cell>
          <table:table-cell table:style-name="ce1" office:value-type="float" office:value="11.386" calcext:value-type="float">
            <text:p>11.386</text:p>
          </table:table-cell>
          <table:table-cell table:style-name="ce1" office:value-type="float" office:value="5.4934" calcext:value-type="float">
            <text:p>5.4934</text:p>
          </table:table-cell>
          <table:table-cell table:style-name="ce1" office:value-type="float" office:value="2.671" calcext:value-type="float">
            <text:p>2.671</text:p>
          </table:table-cell>
          <table:table-cell table:style-name="ce1" office:value-type="float" office:value="29.995" calcext:value-type="float">
            <text:p>29.995</text:p>
          </table:table-cell>
          <table:table-cell table:style-name="ce1" office:value-type="float" office:value="52.824" calcext:value-type="float">
            <text:p>52.824</text:p>
          </table:table-cell>
          <table:table-cell office:value-type="float" office:value="22.02" calcext:value-type="float">
            <text:p>22.0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16.39456" calcext:value-type="float">
            <text:p>16.39456</text:p>
          </table:table-cell>
          <table:table-cell table:style-name="ce1" office:value-type="float" office:value="18.765" calcext:value-type="float">
            <text:p>18.765</text:p>
          </table:table-cell>
          <table:table-cell table:style-name="ce1" office:value-type="float" office:value="4.8612" calcext:value-type="float">
            <text:p>4.8612</text:p>
          </table:table-cell>
          <table:table-cell table:style-name="ce1" office:value-type="float" office:value="2.6487" calcext:value-type="float">
            <text:p>2.6487</text:p>
          </table:table-cell>
          <table:table-cell table:style-name="ce1" office:value-type="float" office:value="29.643" calcext:value-type="float">
            <text:p>29.643</text:p>
          </table:table-cell>
          <table:table-cell table:style-name="ce1" office:value-type="float" office:value="64.145" calcext:value-type="float">
            <text:p>64.145</text:p>
          </table:table-cell>
          <table:table-cell office:value-type="float" office:value="24.139" calcext:value-type="float">
            <text:p>24.139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96:.B115])" office:value-type="float" office:value="16.21243045" calcext:value-type="float">
            <text:p>16.21243045</text:p>
          </table:table-cell>
          <table:table-cell table:style-name="ce3" table:formula="of:=AVERAGE([.C96:.C115])" office:value-type="float" office:value="13.89685" calcext:value-type="float">
            <text:p>13.89685</text:p>
          </table:table-cell>
          <table:table-cell table:style-name="ce3" table:formula="of:=AVERAGE([.D96:.D115])" office:value-type="float" office:value="5.43046" calcext:value-type="float">
            <text:p>5.43046</text:p>
          </table:table-cell>
          <table:table-cell table:style-name="ce3" table:formula="of:=AVERAGE([.E96:.E115])/1000" office:value-type="float" office:value="0.002607175" calcext:value-type="float">
            <text:p>0.002607175</text:p>
          </table:table-cell>
          <table:table-cell table:style-name="ce3" table:formula="of:=AVERAGE([.F96:.F115])/1000" office:value-type="float" office:value="0.02970695" calcext:value-type="float">
            <text:p>0.02970695</text:p>
          </table:table-cell>
          <table:table-cell table:style-name="ce3" table:formula="of:=AVERAGE([.G96:.G115])/1000" office:value-type="float" office:value="0.0633913" calcext:value-type="float">
            <text:p>0.0633913</text:p>
          </table:table-cell>
          <table:table-cell table:style-name="ce3" table:formula="of:=AVERAGE([.H96:.H115])/1000" office:value-type="float" office:value="0.02492315" calcext:value-type="float">
            <text:p>0.0249231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96:.B115])" office:value-type="float" office:value="0.84339324480667" calcext:value-type="float">
            <text:p>0.8433932448</text:p>
          </table:table-cell>
          <table:table-cell table:style-name="ce3" table:formula="of:=STDEV([.C96:.C115])" office:value-type="float" office:value="2.44216897288154" calcext:value-type="float">
            <text:p>2.4421689729</text:p>
          </table:table-cell>
          <table:table-cell table:style-name="ce3" table:formula="of:=STDEV([.D96:.D115])" office:value-type="float" office:value="0.448958989335622" calcext:value-type="float">
            <text:p>0.4489589893</text:p>
          </table:table-cell>
          <table:table-cell table:style-name="ce3" table:formula="of:=STDEV([.E96:.E115])/1000" office:value-type="float" office:value="0.0000549047680318529" calcext:value-type="float">
            <text:p>5.49047680318529E-05</text:p>
          </table:table-cell>
          <table:table-cell table:style-name="ce3" table:formula="of:=STDEV([.F96:.F115])/1000" office:value-type="float" office:value="0.00159708018040159" calcext:value-type="float">
            <text:p>0.0015970802</text:p>
          </table:table-cell>
          <table:table-cell table:style-name="ce3" table:formula="of:=STDEV([.G96:.G115])/1000" office:value-type="float" office:value="0.0033053293983473" calcext:value-type="float">
            <text:p>0.0033053294</text:p>
          </table:table-cell>
          <table:table-cell table:style-name="ce3" table:formula="of:=STDEV([.H96:.H115])/1000" office:value-type="float" office:value="0.00347699070242312" calcext:value-type="float">
            <text:p>0.003476990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118]/[.B117])*100" office:value-type="float" office:value="5.20213947814758" calcext:value-type="float">
            <text:p>5.2021394781</text:p>
          </table:table-cell>
          <table:table-cell table:style-name="ce3" table:formula="of:=([.C118]/[.C117])*100" office:value-type="float" office:value="17.5735434496417" calcext:value-type="float">
            <text:p>17.5735434496</text:p>
          </table:table-cell>
          <table:table-cell table:style-name="ce3" table:formula="of:=([.D118]/[.D117])*100" office:value-type="float" office:value="8.26742097972588" calcext:value-type="float">
            <text:p>8.2674209797</text:p>
          </table:table-cell>
          <table:table-cell table:style-name="ce3" table:formula="of:=([.E118]/[.E117])*100" office:value-type="float" office:value="2.10591034479285" calcext:value-type="float">
            <text:p>2.1059103448</text:p>
          </table:table-cell>
          <table:table-cell table:style-name="ce3" table:formula="of:=([.F118]/[.F117])*100" office:value-type="float" office:value="5.37611629737012" calcext:value-type="float">
            <text:p>5.3761162974</text:p>
          </table:table-cell>
          <table:table-cell table:style-name="ce3" table:formula="of:=([.G118]/[.G117])*100" office:value-type="float" office:value="5.21416881866645" calcext:value-type="float">
            <text:p>5.2141688187</text:p>
          </table:table-cell>
          <table:table-cell table:style-name="ce3" table:formula="of:=([.H118]/[.H117])*100" office:value-type="float" office:value="13.9508477155702" calcext:value-type="float">
            <text:p>13.9508477156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5*384)/([.B117]*10^(-3)))/1000" office:value-type="float" office:value="118.427647595552" calcext:value-type="float">
            <text:p>118.4276475956</text:p>
          </table:table-cell>
          <table:table-cell table:style-name="ce4" table:formula="of:=((5*310)/([.C117]*10^(-3)))/1000" office:value-type="float" office:value="111.536067526094" calcext:value-type="float">
            <text:p>111.5360675261</text:p>
          </table:table-cell>
          <table:table-cell table:style-name="ce4" table:formula="of:=((5*310)/([.D117]*10^(-3)))/1000" office:value-type="float" office:value="285.427017232426" calcext:value-type="float">
            <text:p>285.4270172324</text:p>
          </table:table-cell>
          <table:table-cell table:style-name="ce4" table:formula="of:=((5*310)/([.E117]*10^(-3)))/1000" office:value-type="float" office:value="594513.218330185" calcext:value-type="float">
            <text:p>594513.218330185</text:p>
          </table:table-cell>
          <table:table-cell table:style-name="ce4" table:formula="of:=((5*310)/([.F117]*10^(-3)))/1000" office:value-type="float" office:value="52176.3425730343" calcext:value-type="float">
            <text:p>52176.3425730343</text:p>
          </table:table-cell>
          <table:table-cell table:style-name="ce4" table:formula="of:=((5*310)/([.G117]*10^(-3)))/1000" office:value-type="float" office:value="24451.3048320511" calcext:value-type="float">
            <text:p>24451.3048320511</text:p>
          </table:table-cell>
          <table:table-cell table:style-name="ce4" table:formula="of:=((5*310)/([.H117]*10^(-3)))/1000" office:value-type="float" office:value="62191.1756740219" calcext:value-type="float">
            <text:p>62191.1756740219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1"/>
          <table:table-cell table:style-name="Default" table:number-columns-repeated="5"/>
          <table:table-cell table:style-name="ce1" table:formula="of:=[.C117]+[.D117]+[.E117]" office:value-type="float" office:value="19.329917175" calcext:value-type="float">
            <text:p>19.329917175</text:p>
          </table:table-cell>
          <table:table-cell table:number-columns-repeated="1016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453.51pt" svg:height="255.09pt" svg:x="2.83pt" svg:y="314.59pt">
            <loext:p draw:notify-on-update-of-ranges="Sheet2.A1:Sheet2.A20 Sheet2.B1:Sheet2.B20 Sheet2.C1:Sheet2.C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4" table:default-cell-style-name="Default"/>
        <table:table-row table:style-name="ro1">
          <table:table-cell office:value-type="float" office:value="16.88736" calcext:value-type="float">
            <text:p>16.88736</text:p>
          </table:table-cell>
          <table:table-cell office:value-type="float" office:value="15.102272" calcext:value-type="float">
            <text:p>15.102272</text:p>
          </table:table-cell>
          <table:table-cell office:value-type="float" office:value="15.39456" calcext:value-type="float">
            <text:p>15.39456</text:p>
          </table:table-cell>
          <table:table-cell table:formula="of:=MIN([.A1:.C1])" office:value-type="float" office:value="15.102272" calcext:value-type="float">
            <text:p>15.102272</text:p>
          </table:table-cell>
        </table:table-row>
        <table:table-row table:style-name="ro1">
          <table:table-cell office:value-type="float" office:value="17.804159" calcext:value-type="float">
            <text:p>17.804159</text:p>
          </table:table-cell>
          <table:table-cell office:value-type="float" office:value="18.168961" calcext:value-type="float">
            <text:p>18.168961</text:p>
          </table:table-cell>
          <table:table-cell office:value-type="float" office:value="18.485727" calcext:value-type="float">
            <text:p>18.485727</text:p>
          </table:table-cell>
          <table:table-cell table:formula="of:=MIN([.A2:.C2])" office:value-type="float" office:value="17.804159" calcext:value-type="float">
            <text:p>17.804159</text:p>
          </table:table-cell>
        </table:table-row>
        <table:table-row table:style-name="ro1">
          <table:table-cell office:value-type="float" office:value="20.948095" calcext:value-type="float">
            <text:p>20.948095</text:p>
          </table:table-cell>
          <table:table-cell office:value-type="float" office:value="17.115232" calcext:value-type="float">
            <text:p>17.115232</text:p>
          </table:table-cell>
          <table:table-cell office:value-type="float" office:value="27.462688" calcext:value-type="float">
            <text:p>27.462688</text:p>
          </table:table-cell>
          <table:table-cell table:formula="of:=MIN([.A3:.C3])" office:value-type="float" office:value="17.115232" calcext:value-type="float">
            <text:p>17.115232</text:p>
          </table:table-cell>
        </table:table-row>
        <table:table-row table:style-name="ro1">
          <table:table-cell office:value-type="float" office:value="16.6264" calcext:value-type="float">
            <text:p>16.6264</text:p>
          </table:table-cell>
          <table:table-cell office:value-type="float" office:value="15.44" calcext:value-type="float">
            <text:p>15.44</text:p>
          </table:table-cell>
          <table:table-cell office:value-type="float" office:value="18.55232" calcext:value-type="float">
            <text:p>18.55232</text:p>
          </table:table-cell>
          <table:table-cell table:formula="of:=MIN([.A4:.C4])" office:value-type="float" office:value="15.44" calcext:value-type="float">
            <text:p>15.44</text:p>
          </table:table-cell>
        </table:table-row>
        <table:table-row table:style-name="ro1">
          <table:table-cell office:value-type="float" office:value="15.519072" calcext:value-type="float">
            <text:p>15.519072</text:p>
          </table:table-cell>
          <table:table-cell office:value-type="float" office:value="14.678752" calcext:value-type="float">
            <text:p>14.678752</text:p>
          </table:table-cell>
          <table:table-cell office:value-type="float" office:value="15.468576" calcext:value-type="float">
            <text:p>15.468576</text:p>
          </table:table-cell>
          <table:table-cell table:formula="of:=MIN([.A5:.C5])" office:value-type="float" office:value="14.678752" calcext:value-type="float">
            <text:p>14.678752</text:p>
          </table:table-cell>
        </table:table-row>
        <table:table-row table:style-name="ro1">
          <table:table-cell office:value-type="float" office:value="16.093248" calcext:value-type="float">
            <text:p>16.093248</text:p>
          </table:table-cell>
          <table:table-cell office:value-type="float" office:value="16.641985" calcext:value-type="float">
            <text:p>16.641985</text:p>
          </table:table-cell>
          <table:table-cell office:value-type="float" office:value="16.90304" calcext:value-type="float">
            <text:p>16.90304</text:p>
          </table:table-cell>
          <table:table-cell table:formula="of:=MIN([.A6:.C6])" office:value-type="float" office:value="16.093248" calcext:value-type="float">
            <text:p>16.093248</text:p>
          </table:table-cell>
        </table:table-row>
        <table:table-row table:style-name="ro1">
          <table:table-cell office:value-type="float" office:value="16.147552" calcext:value-type="float">
            <text:p>16.147552</text:p>
          </table:table-cell>
          <table:table-cell office:value-type="float" office:value="19.331167" calcext:value-type="float">
            <text:p>19.331167</text:p>
          </table:table-cell>
          <table:table-cell office:value-type="float" office:value="15.71072" calcext:value-type="float">
            <text:p>15.71072</text:p>
          </table:table-cell>
          <table:table-cell table:formula="of:=MIN([.A7:.C7])" office:value-type="float" office:value="15.71072" calcext:value-type="float">
            <text:p>15.71072</text:p>
          </table:table-cell>
        </table:table-row>
        <table:table-row table:style-name="ro1">
          <table:table-cell office:value-type="float" office:value="21.77104" calcext:value-type="float">
            <text:p>21.77104</text:p>
          </table:table-cell>
          <table:table-cell office:value-type="float" office:value="17.116545" calcext:value-type="float">
            <text:p>17.116545</text:p>
          </table:table-cell>
          <table:table-cell office:value-type="float" office:value="21.306175" calcext:value-type="float">
            <text:p>21.306175</text:p>
          </table:table-cell>
          <table:table-cell table:formula="of:=MIN([.A8:.C8])" office:value-type="float" office:value="17.116545" calcext:value-type="float">
            <text:p>17.116545</text:p>
          </table:table-cell>
        </table:table-row>
        <table:table-row table:style-name="ro1">
          <table:table-cell office:value-type="float" office:value="16.88656" calcext:value-type="float">
            <text:p>16.88656</text:p>
          </table:table-cell>
          <table:table-cell office:value-type="float" office:value="15.16976" calcext:value-type="float">
            <text:p>15.16976</text:p>
          </table:table-cell>
          <table:table-cell office:value-type="float" office:value="16.489281" calcext:value-type="float">
            <text:p>16.489281</text:p>
          </table:table-cell>
          <table:table-cell table:formula="of:=MIN([.A9:.C9])" office:value-type="float" office:value="15.16976" calcext:value-type="float">
            <text:p>15.16976</text:p>
          </table:table-cell>
        </table:table-row>
        <table:table-row table:style-name="ro1">
          <table:table-cell office:value-type="float" office:value="20.87072" calcext:value-type="float">
            <text:p>20.87072</text:p>
          </table:table-cell>
          <table:table-cell office:value-type="float" office:value="16.656639" calcext:value-type="float">
            <text:p>16.656639</text:p>
          </table:table-cell>
          <table:table-cell office:value-type="float" office:value="16.2528" calcext:value-type="float">
            <text:p>16.2528</text:p>
          </table:table-cell>
          <table:table-cell table:formula="of:=MIN([.A10:.C10])" office:value-type="float" office:value="16.2528" calcext:value-type="float">
            <text:p>16.2528</text:p>
          </table:table-cell>
        </table:table-row>
        <table:table-row table:style-name="ro1">
          <table:table-cell office:value-type="float" office:value="16.88656" calcext:value-type="float">
            <text:p>16.88656</text:p>
          </table:table-cell>
          <table:table-cell office:value-type="float" office:value="16.280577" calcext:value-type="float">
            <text:p>16.280577</text:p>
          </table:table-cell>
          <table:table-cell office:value-type="float" office:value="21.161024" calcext:value-type="float">
            <text:p>21.161024</text:p>
          </table:table-cell>
          <table:table-cell table:formula="of:=MIN([.A11:.C11])" office:value-type="float" office:value="16.280577" calcext:value-type="float">
            <text:p>16.280577</text:p>
          </table:table-cell>
        </table:table-row>
        <table:table-row table:style-name="ro1">
          <table:table-cell office:value-type="float" office:value="16.65856" calcext:value-type="float">
            <text:p>16.65856</text:p>
          </table:table-cell>
          <table:table-cell office:value-type="float" office:value="19.579905" calcext:value-type="float">
            <text:p>19.579905</text:p>
          </table:table-cell>
          <table:table-cell office:value-type="float" office:value="19.20368" calcext:value-type="float">
            <text:p>19.20368</text:p>
          </table:table-cell>
          <table:table-cell table:formula="of:=MIN([.A12:.C12])" office:value-type="float" office:value="16.65856" calcext:value-type="float">
            <text:p>16.65856</text:p>
          </table:table-cell>
        </table:table-row>
        <table:table-row table:style-name="ro1">
          <table:table-cell office:value-type="float" office:value="15.86128" calcext:value-type="float">
            <text:p>15.86128</text:p>
          </table:table-cell>
          <table:table-cell office:value-type="float" office:value="18.374144" calcext:value-type="float">
            <text:p>18.374144</text:p>
          </table:table-cell>
          <table:table-cell office:value-type="float" office:value="16.849665" calcext:value-type="float">
            <text:p>16.849665</text:p>
          </table:table-cell>
          <table:table-cell table:formula="of:=MIN([.A13:.C13])" office:value-type="float" office:value="15.86128" calcext:value-type="float">
            <text:p>15.86128</text:p>
          </table:table-cell>
        </table:table-row>
        <table:table-row table:style-name="ro1">
          <table:table-cell office:value-type="float" office:value="24.0368" calcext:value-type="float">
            <text:p>24.0368</text:p>
          </table:table-cell>
          <table:table-cell office:value-type="float" office:value="16.158976" calcext:value-type="float">
            <text:p>16.158976</text:p>
          </table:table-cell>
          <table:table-cell office:value-type="float" office:value="19.548639" calcext:value-type="float">
            <text:p>19.548639</text:p>
          </table:table-cell>
          <table:table-cell table:formula="of:=MIN([.A14:.C14])" office:value-type="float" office:value="16.158976" calcext:value-type="float">
            <text:p>16.158976</text:p>
          </table:table-cell>
        </table:table-row>
        <table:table-row table:style-name="ro1">
          <table:table-cell office:value-type="float" office:value="18.02128" calcext:value-type="float">
            <text:p>18.02128</text:p>
          </table:table-cell>
          <table:table-cell office:value-type="float" office:value="20.258816" calcext:value-type="float">
            <text:p>20.258816</text:p>
          </table:table-cell>
          <table:table-cell office:value-type="float" office:value="21.944736" calcext:value-type="float">
            <text:p>21.944736</text:p>
          </table:table-cell>
          <table:table-cell table:formula="of:=MIN([.A15:.C15])" office:value-type="float" office:value="18.02128" calcext:value-type="float">
            <text:p>18.02128</text:p>
          </table:table-cell>
        </table:table-row>
        <table:table-row table:style-name="ro1">
          <table:table-cell office:value-type="float" office:value="19.515968" calcext:value-type="float">
            <text:p>19.515968</text:p>
          </table:table-cell>
          <table:table-cell office:value-type="float" office:value="17.956257" calcext:value-type="float">
            <text:p>17.956257</text:p>
          </table:table-cell>
          <table:table-cell office:value-type="float" office:value="16.236959" calcext:value-type="float">
            <text:p>16.236959</text:p>
          </table:table-cell>
          <table:table-cell table:formula="of:=MIN([.A16:.C16])" office:value-type="float" office:value="16.236959" calcext:value-type="float">
            <text:p>16.236959</text:p>
          </table:table-cell>
        </table:table-row>
        <table:table-row table:style-name="ro1">
          <table:table-cell office:value-type="float" office:value="18.912001" calcext:value-type="float">
            <text:p>18.912001</text:p>
          </table:table-cell>
          <table:table-cell office:value-type="float" office:value="21.839264" calcext:value-type="float">
            <text:p>21.839264</text:p>
          </table:table-cell>
          <table:table-cell office:value-type="float" office:value="16.304865" calcext:value-type="float">
            <text:p>16.304865</text:p>
          </table:table-cell>
          <table:table-cell table:formula="of:=MIN([.A17:.C17])" office:value-type="float" office:value="16.304865" calcext:value-type="float">
            <text:p>16.304865</text:p>
          </table:table-cell>
        </table:table-row>
        <table:table-row table:style-name="ro1">
          <table:table-cell office:value-type="float" office:value="17.37808" calcext:value-type="float">
            <text:p>17.37808</text:p>
          </table:table-cell>
          <table:table-cell office:value-type="float" office:value="15.958944" calcext:value-type="float">
            <text:p>15.958944</text:p>
          </table:table-cell>
          <table:table-cell office:value-type="float" office:value="17.26144" calcext:value-type="float">
            <text:p>17.26144</text:p>
          </table:table-cell>
          <table:table-cell table:formula="of:=MIN([.A18:.C18])" office:value-type="float" office:value="15.958944" calcext:value-type="float">
            <text:p>15.958944</text:p>
          </table:table-cell>
        </table:table-row>
        <table:table-row table:style-name="ro1">
          <table:table-cell office:value-type="float" office:value="15.88912" calcext:value-type="float">
            <text:p>15.88912</text:p>
          </table:table-cell>
          <table:table-cell office:value-type="float" office:value="21.417025" calcext:value-type="float">
            <text:p>21.417025</text:p>
          </table:table-cell>
          <table:table-cell office:value-type="float" office:value="16.346081" calcext:value-type="float">
            <text:p>16.346081</text:p>
          </table:table-cell>
          <table:table-cell table:formula="of:=MIN([.A19:.C19])" office:value-type="float" office:value="15.88912" calcext:value-type="float">
            <text:p>15.88912</text:p>
          </table:table-cell>
        </table:table-row>
        <table:table-row table:style-name="ro1">
          <table:table-cell office:value-type="float" office:value="16.39456" calcext:value-type="float">
            <text:p>16.39456</text:p>
          </table:table-cell>
          <table:table-cell office:value-type="float" office:value="19.404385" calcext:value-type="float">
            <text:p>19.404385</text:p>
          </table:table-cell>
          <table:table-cell office:value-type="float" office:value="17.635263" calcext:value-type="float">
            <text:p>17.635263</text:p>
          </table:table-cell>
          <table:table-cell table:formula="of:=MIN([.A20:.C20])" office:value-type="float" office:value="16.39456" calcext:value-type="float">
            <text:p>16.394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8">00/00/0000</text:date>, <text:time style:data-style-name="N2" text:time-value="12:55:42.8506408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21:39:31.066622683</meta:creation-date>
    <dc:date>2020-07-18T15:19:48.440503114</dc:date>
    <meta:editing-duration>P1DT5H27M24S</meta:editing-duration>
    <meta:editing-cycles>26</meta:editing-cycles>
    <meta:generator>LibreOffice/5.1.6.2$Linux_AARCH64 LibreOffice_project/10m0$Build-2</meta:generator>
    <meta:document-statistic meta:table-count="2" meta:cell-count="8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703cm" style:legend-expansion="high" chart:style-name="ch2"/>
        <chart:plot-area chart:style-name="ch3" table:cell-range-address="Sheet2.A1:Sheet2.C20" svg:x="0.32cm" svg:y="0.18cm" svg:width="12.508cm" svg:height="8.64cm">
          <chartooo:coordinate-region svg:x="0.941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1:Sheet2.A20" chart:class="chart:line">
            <chart:data-point chart:repeated="20"/>
          </chart:series>
          <chart:series chart:style-name="ch7" chart:values-cell-range-address="Sheet2.B1:Sheet2.B20" chart:class="chart:line">
            <chart:data-point chart:repeated="20"/>
          </chart:series>
          <chart:series chart:style-name="ch8" chart:values-cell-range-address="Sheet2.C1:Sheet2.C20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88736">
                <text:p>16.88736</text:p>
                <draw:g>
                  <svg:desc>Sheet2.A1:Sheet2.A20</svg:desc>
                </draw:g>
              </table:table-cell>
              <table:table-cell office:value-type="float" office:value="15.102272">
                <text:p>15.102272</text:p>
                <draw:g>
                  <svg:desc>Sheet2.B1:Sheet2.B20</svg:desc>
                </draw:g>
              </table:table-cell>
              <table:table-cell office:value-type="float" office:value="15.39456">
                <text:p>15.39456</text:p>
                <draw:g>
                  <svg:desc>Sheet2.C1:Sheet2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804159">
                <text:p>17.804159</text:p>
              </table:table-cell>
              <table:table-cell office:value-type="float" office:value="18.168961">
                <text:p>18.168961</text:p>
              </table:table-cell>
              <table:table-cell office:value-type="float" office:value="18.485727">
                <text:p>18.485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948095">
                <text:p>20.948095</text:p>
              </table:table-cell>
              <table:table-cell office:value-type="float" office:value="17.115232">
                <text:p>17.115232</text:p>
              </table:table-cell>
              <table:table-cell office:value-type="float" office:value="27.462688">
                <text:p>27.4626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6264">
                <text:p>16.6264</text:p>
              </table:table-cell>
              <table:table-cell office:value-type="float" office:value="15.44">
                <text:p>15.44</text:p>
              </table:table-cell>
              <table:table-cell office:value-type="float" office:value="18.55232">
                <text:p>18.552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519072">
                <text:p>15.519072</text:p>
              </table:table-cell>
              <table:table-cell office:value-type="float" office:value="14.678752">
                <text:p>14.678752</text:p>
              </table:table-cell>
              <table:table-cell office:value-type="float" office:value="15.468576">
                <text:p>15.4685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093248">
                <text:p>16.093248</text:p>
              </table:table-cell>
              <table:table-cell office:value-type="float" office:value="16.641985">
                <text:p>16.641985</text:p>
              </table:table-cell>
              <table:table-cell office:value-type="float" office:value="16.90304">
                <text:p>16.903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147552">
                <text:p>16.147552</text:p>
              </table:table-cell>
              <table:table-cell office:value-type="float" office:value="19.331167">
                <text:p>19.331167</text:p>
              </table:table-cell>
              <table:table-cell office:value-type="float" office:value="15.71072">
                <text:p>15.710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77104">
                <text:p>21.77104</text:p>
              </table:table-cell>
              <table:table-cell office:value-type="float" office:value="17.116545">
                <text:p>17.116545</text:p>
              </table:table-cell>
              <table:table-cell office:value-type="float" office:value="21.306175">
                <text:p>21.306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88656">
                <text:p>16.88656</text:p>
              </table:table-cell>
              <table:table-cell office:value-type="float" office:value="15.16976">
                <text:p>15.16976</text:p>
              </table:table-cell>
              <table:table-cell office:value-type="float" office:value="16.489281">
                <text:p>16.4892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87072">
                <text:p>20.87072</text:p>
              </table:table-cell>
              <table:table-cell office:value-type="float" office:value="16.656639">
                <text:p>16.656639</text:p>
              </table:table-cell>
              <table:table-cell office:value-type="float" office:value="16.2528">
                <text:p>16.25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88656">
                <text:p>16.88656</text:p>
              </table:table-cell>
              <table:table-cell office:value-type="float" office:value="16.280577">
                <text:p>16.280577</text:p>
              </table:table-cell>
              <table:table-cell office:value-type="float" office:value="21.161024">
                <text:p>21.1610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65856">
                <text:p>16.65856</text:p>
              </table:table-cell>
              <table:table-cell office:value-type="float" office:value="19.579905">
                <text:p>19.579905</text:p>
              </table:table-cell>
              <table:table-cell office:value-type="float" office:value="19.20368">
                <text:p>19.203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86128">
                <text:p>15.86128</text:p>
              </table:table-cell>
              <table:table-cell office:value-type="float" office:value="18.374144">
                <text:p>18.374144</text:p>
              </table:table-cell>
              <table:table-cell office:value-type="float" office:value="16.849665">
                <text:p>16.8496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.0368">
                <text:p>24.0368</text:p>
              </table:table-cell>
              <table:table-cell office:value-type="float" office:value="16.158976">
                <text:p>16.158976</text:p>
              </table:table-cell>
              <table:table-cell office:value-type="float" office:value="19.548639">
                <text:p>19.5486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.02128">
                <text:p>18.02128</text:p>
              </table:table-cell>
              <table:table-cell office:value-type="float" office:value="20.258816">
                <text:p>20.258816</text:p>
              </table:table-cell>
              <table:table-cell office:value-type="float" office:value="21.944736">
                <text:p>21.9447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.515968">
                <text:p>19.515968</text:p>
              </table:table-cell>
              <table:table-cell office:value-type="float" office:value="17.956257">
                <text:p>17.956257</text:p>
              </table:table-cell>
              <table:table-cell office:value-type="float" office:value="16.236959">
                <text:p>16.2369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912001">
                <text:p>18.912001</text:p>
              </table:table-cell>
              <table:table-cell office:value-type="float" office:value="21.839264">
                <text:p>21.839264</text:p>
              </table:table-cell>
              <table:table-cell office:value-type="float" office:value="16.304865">
                <text:p>16.3048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37808">
                <text:p>17.37808</text:p>
              </table:table-cell>
              <table:table-cell office:value-type="float" office:value="15.958944">
                <text:p>15.958944</text:p>
              </table:table-cell>
              <table:table-cell office:value-type="float" office:value="17.26144">
                <text:p>17.261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88912">
                <text:p>15.88912</text:p>
              </table:table-cell>
              <table:table-cell office:value-type="float" office:value="21.417025">
                <text:p>21.417025</text:p>
              </table:table-cell>
              <table:table-cell office:value-type="float" office:value="16.346081">
                <text:p>16.3460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39456">
                <text:p>16.39456</text:p>
              </table:table-cell>
              <table:table-cell office:value-type="float" office:value="19.404385">
                <text:p>19.404385</text:p>
              </table:table-cell>
              <table:table-cell office:value-type="float" office:value="17.635263">
                <text:p>17.6352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AARCH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